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nonce_size" table:style-name="ta1">
        <table:shapes>
          <draw:frame draw:z-index="0" draw:style-name="gr1" draw:text-style-name="P1" svg:width="8.0402in" svg:height="4.7382in" svg:x="4.0047in" svg:y="0.1669in">
            <draw:object draw:notify-on-update-of-ranges="hash_nonce_size.A2:hash_nonce_size.A24 hash_nonce_size.B1:hash_nonce_size.B1 hash_nonce_size.B2:hash_nonce_size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689in" svg:height="6.5358in" svg:x="17.2343in" svg:y="3.6709in">
            <draw:object draw:notify-on-update-of-ranges="hash_nonce_size.A31:hash_nonce_size.A31 hash_nonce_size.B31:hash_nonce_size.O31 hash_nonce_size.A32:hash_nonce_size.A32 hash_nonce_size.B32:hash_nonce_size.O32 hash_nonce_size.A33:hash_nonce_size.A33 hash_nonce_size.B33:hash_nonce_size.O33 hash_nonce_size.A34:hash_nonce_size.A34 hash_nonce_size.B34:hash_nonce_size.O34 hash_nonce_size.A35:hash_nonce_size.A35 hash_nonce_size.B35:hash_nonce_size.O35 hash_nonce_size.A36:hash_nonce_size.A36 hash_nonce_size.B36:hash_nonce_size.O36 hash_nonce_size.A37:hash_nonce_size.A37 hash_nonce_size.B37:hash_nonce_size.O37 hash_nonce_size.A38:hash_nonce_size.A38 hash_nonce_size.B38:hash_nonce_size.O38 hash_nonce_size.A39:hash_nonce_size.A39 hash_nonce_size.B39:hash_nonce_size.O39 hash_nonce_size.A40:hash_nonce_size.A40 hash_nonce_size.B40:hash_nonce_size.O40 hash_nonce_size.A41:hash_nonce_size.A41 hash_nonce_size.B41:hash_nonce_size.O41 hash_nonce_size.A42:hash_nonce_size.A42 hash_nonce_size.B42:hash_nonce_size.O42 hash_nonce_size.A43:hash_nonce_size.A43 hash_nonce_size.B43:hash_nonce_size.O43 hash_nonce_size.A44:hash_nonce_size.A44 hash_nonce_size.B44:hash_nonce_size.O44 hash_nonce_size.A45:hash_nonce_size.A45 hash_nonce_size.B45:hash_nonce_size.O45 hash_nonce_size.A46:hash_nonce_size.A46 hash_nonce_size.B46:hash_nonce_size.O46 hash_nonce_size.A47:hash_nonce_size.A47 hash_nonce_size.B47:hash_nonce_size.O47 hash_nonce_size.A48:hash_nonce_size.A48 hash_nonce_size.B48:hash_nonce_size.O48 hash_nonce_size.A49:hash_nonce_size.A49 hash_nonce_size.B49:hash_nonce_size.O49 hash_nonce_size.A50:hash_nonce_size.A50 hash_nonce_size.B50:hash_nonce_size.O50 hash_nonce_size.A51:hash_nonce_size.A51 hash_nonce_size.B51:hash_nonce_size.O51 hash_nonce_size.A52:hash_nonce_size.A52 hash_nonce_size.B52:hash_nonce_size.O52 hash_nonce_size.A53:hash_nonce_size.A53 hash_nonce_size.B53:hash_nonce_size.O53 hash_nonce_size.A54:hash_nonce_size.A54 hash_nonce_size.B54:hash_nonce_size.O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num_leading_zeros</text:p>
          </table:table-cell>
          <table:table-cell office:value-type="string" calcext:value-type="string">
            <text:p><text:s/>seconds_per_hash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123361537605524" calcext:value-type="float">
            <text:p>1.23E-0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227984211198054" calcext:value-type="float">
            <text:p>2.28E-0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0353468150389381" calcext:value-type="float">
            <text:p>3.53E-0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0648976176045835" calcext:value-type="float">
            <text:p>6.49E-0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103168965596706" calcext:value-type="float">
            <text:p>1.03E-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282125723222271" calcext:value-type="float">
            <text:p>2.82E-0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434410443995148" calcext:value-type="float">
            <text:p>4.34E-0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93584746401757" calcext:value-type="float">
            <text:p>9.36E-0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34546324401163" calcext:value-type="float">
            <text:p>0.00013454632440116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0448565608822" calcext:value-type="float">
            <text:p>0.0003304485656088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880481212050654" calcext:value-type="float">
            <text:p>0.00088048121205065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50068651209585" calcext:value-type="float">
            <text:p>0.0025006865120958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811900180066" calcext:value-type="float">
            <text:p>0.00481190018006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37946695962455" calcext:value-type="float">
            <text:p>0.0063794669596245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7654810396489" calcext:value-type="float">
            <text:p>0.014765481039648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52473604003899" calcext:value-type="float">
            <text:p>0.035247360400389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69211403199006" calcext:value-type="float">
            <text:p>0.056921140319900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93945797602646" calcext:value-type="float">
            <text:p>0.0893945797602646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3201928680064" calcext:value-type="float">
            <text:p>0.14320192868006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5735091279494" calcext:value-type="float">
            <text:p>0.22573509127949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8703792559681" calcext:value-type="float">
            <text:p>0.60870379255968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1609608320054" calcext:value-type="float">
            <text:p>1.61609608320054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8706067600055" calcext:value-type="float">
            <text:p>3.38706067600055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# of Block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 * [.B31]" office:value-type="float" office:value="2" calcext:value-type="float">
            <text:p>2</text:p>
          </table:table-cell>
          <table:table-cell table:formula="of:=2 * [.C31]" office:value-type="float" office:value="4" calcext:value-type="float">
            <text:p>4</text:p>
          </table:table-cell>
          <table:table-cell table:formula="of:=2 * [.D31]" office:value-type="float" office:value="8" calcext:value-type="float">
            <text:p>8</text:p>
          </table:table-cell>
          <table:table-cell table:formula="of:=2 * [.E31]" office:value-type="float" office:value="16" calcext:value-type="float">
            <text:p>16</text:p>
          </table:table-cell>
          <table:table-cell table:formula="of:=2 * [.F31]" office:value-type="float" office:value="32" calcext:value-type="float">
            <text:p>32</text:p>
          </table:table-cell>
          <table:table-cell table:formula="of:=2 * [.G31]" office:value-type="float" office:value="64" calcext:value-type="float">
            <text:p>64</text:p>
          </table:table-cell>
          <table:table-cell table:formula="of:=2 * [.H31]" office:value-type="float" office:value="128" calcext:value-type="float">
            <text:p>128</text:p>
          </table:table-cell>
          <table:table-cell table:formula="of:=2 * [.I31]" office:value-type="float" office:value="256" calcext:value-type="float">
            <text:p>256</text:p>
          </table:table-cell>
          <table:table-cell table:formula="of:=2 * [.J31]" office:value-type="float" office:value="512" calcext:value-type="float">
            <text:p>512</text:p>
          </table:table-cell>
          <table:table-cell table:formula="of:=2 * [.K31]" office:value-type="float" office:value="1024" calcext:value-type="float">
            <text:p>1024</text:p>
          </table:table-cell>
          <table:table-cell table:formula="of:=2 * [.L31]" office:value-type="float" office:value="2048" calcext:value-type="float">
            <text:p>2048</text:p>
          </table:table-cell>
          <table:table-cell table:formula="of:=2 * [.M31]" office:value-type="float" office:value="4096" calcext:value-type="float">
            <text:p>4096</text:p>
          </table:table-cell>
          <table:table-cell table:formula="of:=2 * [.N31]" office:value-type="float" office:value="8192" calcext:value-type="float">
            <text:p>8192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$B2]*[.B$31]" office:value-type="float" office:value="0.00000123361537605524" calcext:value-type="float">
            <text:p>1.23361537605524E-06</text:p>
          </table:table-cell>
          <table:table-cell table:formula="of:=[.$B2]*[.C$31]" office:value-type="float" office:value="0.00000246723075211048" calcext:value-type="float">
            <text:p>2.46723075211048E-06</text:p>
          </table:table-cell>
          <table:table-cell table:formula="of:=[.$B2]*[.D$31]" office:value-type="float" office:value="0.00000493446150422096" calcext:value-type="float">
            <text:p>4.93446150422096E-06</text:p>
          </table:table-cell>
          <table:table-cell table:formula="of:=[.$B2]*[.E$31]" office:value-type="float" office:value="0.00000986892300844193" calcext:value-type="float">
            <text:p>9.86892300844193E-06</text:p>
          </table:table-cell>
          <table:table-cell table:formula="of:=[.$B2]*[.F$31]" office:value-type="float" office:value="0.0000197378460168838" calcext:value-type="float">
            <text:p>1.97378460168838E-05</text:p>
          </table:table-cell>
          <table:table-cell table:formula="of:=[.$B2]*[.G$31]" office:value-type="float" office:value="0.0000394756920337677" calcext:value-type="float">
            <text:p>3.94756920337677E-05</text:p>
          </table:table-cell>
          <table:table-cell table:formula="of:=[.$B2]*[.H$31]" office:value-type="float" office:value="0.0000789513840675354" calcext:value-type="float">
            <text:p>7.89513840675354E-05</text:p>
          </table:table-cell>
          <table:table-cell table:formula="of:=[.$B2]*[.I$31]" office:value-type="float" office:value="0.000157902768135071" calcext:value-type="float">
            <text:p>0.000157902768135071</text:p>
          </table:table-cell>
          <table:table-cell table:formula="of:=[.$B2]*[.J$31]" office:value-type="float" office:value="0.000315805536270142" calcext:value-type="float">
            <text:p>0.000315805536270142</text:p>
          </table:table-cell>
          <table:table-cell table:formula="of:=[.$B2]*[.K$31]" office:value-type="float" office:value="0.000631611072540283" calcext:value-type="float">
            <text:p>0.000631611072540283</text:p>
          </table:table-cell>
          <table:table-cell table:formula="of:=[.$B2]*[.L$31]" office:value-type="float" office:value="0.00126322214508057" calcext:value-type="float">
            <text:p>0.00126322214508057</text:p>
          </table:table-cell>
          <table:table-cell table:formula="of:=[.$B2]*[.M$31]" office:value-type="float" office:value="0.00252644429016113" calcext:value-type="float">
            <text:p>0.00252644429016113</text:p>
          </table:table-cell>
          <table:table-cell table:formula="of:=[.$B2]*[.N$31]" office:value-type="float" office:value="0.00505288858032227" calcext:value-type="float">
            <text:p>0.00505288858032227</text:p>
          </table:table-cell>
          <table:table-cell table:formula="of:=[.$B2]*[.O$31]" office:value-type="float" office:value="0.0101057771606445" calcext:value-type="float">
            <text:p>0.0101057771606445</text:p>
          </table:table-cell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$B3]*[.B$31]" office:value-type="float" office:value="0.00000227984211198054" calcext:value-type="float">
            <text:p>2.27984211198054E-06</text:p>
          </table:table-cell>
          <table:table-cell table:formula="of:=[.$B3]*[.C$31]" office:value-type="float" office:value="0.00000455968422396109" calcext:value-type="float">
            <text:p>4.55968422396109E-06</text:p>
          </table:table-cell>
          <table:table-cell table:formula="of:=[.$B3]*[.D$31]" office:value-type="float" office:value="0.00000911936844792217" calcext:value-type="float">
            <text:p>9.11936844792217E-06</text:p>
          </table:table-cell>
          <table:table-cell table:formula="of:=[.$B3]*[.E$31]" office:value-type="float" office:value="0.0000182387368958443" calcext:value-type="float">
            <text:p>1.82387368958443E-05</text:p>
          </table:table-cell>
          <table:table-cell table:formula="of:=[.$B3]*[.F$31]" office:value-type="float" office:value="0.0000364774737916887" calcext:value-type="float">
            <text:p>3.64774737916887E-05</text:p>
          </table:table-cell>
          <table:table-cell table:formula="of:=[.$B3]*[.G$31]" office:value-type="float" office:value="0.0000729549475833774" calcext:value-type="float">
            <text:p>7.29549475833774E-05</text:p>
          </table:table-cell>
          <table:table-cell table:formula="of:=[.$B3]*[.H$31]" office:value-type="float" office:value="0.000145909895166755" calcext:value-type="float">
            <text:p>0.000145909895166755</text:p>
          </table:table-cell>
          <table:table-cell table:formula="of:=[.$B3]*[.I$31]" office:value-type="float" office:value="0.000291819790333509" calcext:value-type="float">
            <text:p>0.000291819790333509</text:p>
          </table:table-cell>
          <table:table-cell table:formula="of:=[.$B3]*[.J$31]" office:value-type="float" office:value="0.000583639580667019" calcext:value-type="float">
            <text:p>0.000583639580667019</text:p>
          </table:table-cell>
          <table:table-cell table:formula="of:=[.$B3]*[.K$31]" office:value-type="float" office:value="0.00116727916133404" calcext:value-type="float">
            <text:p>0.00116727916133404</text:p>
          </table:table-cell>
          <table:table-cell table:formula="of:=[.$B3]*[.L$31]" office:value-type="float" office:value="0.00233455832266808" calcext:value-type="float">
            <text:p>0.00233455832266808</text:p>
          </table:table-cell>
          <table:table-cell table:formula="of:=[.$B3]*[.M$31]" office:value-type="float" office:value="0.00466911664533615" calcext:value-type="float">
            <text:p>0.00466911664533615</text:p>
          </table:table-cell>
          <table:table-cell table:formula="of:=[.$B3]*[.N$31]" office:value-type="float" office:value="0.0093382332906723" calcext:value-type="float">
            <text:p>0.0093382332906723</text:p>
          </table:table-cell>
          <table:table-cell table:formula="of:=[.$B3]*[.O$31]" office:value-type="float" office:value="0.0186764665813446" calcext:value-type="float">
            <text:p>0.0186764665813446</text:p>
          </table:table-cell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$B4]*[.B$31]" office:value-type="float" office:value="0.00000353468150389381" calcext:value-type="float">
            <text:p>3.53468150389381E-06</text:p>
          </table:table-cell>
          <table:table-cell table:formula="of:=[.$B4]*[.C$31]" office:value-type="float" office:value="0.00000706936300778762" calcext:value-type="float">
            <text:p>7.06936300778762E-06</text:p>
          </table:table-cell>
          <table:table-cell table:formula="of:=[.$B4]*[.D$31]" office:value-type="float" office:value="0.0000141387260155752" calcext:value-type="float">
            <text:p>1.41387260155752E-05</text:p>
          </table:table-cell>
          <table:table-cell table:formula="of:=[.$B4]*[.E$31]" office:value-type="float" office:value="0.0000282774520311505" calcext:value-type="float">
            <text:p>2.82774520311505E-05</text:p>
          </table:table-cell>
          <table:table-cell table:formula="of:=[.$B4]*[.F$31]" office:value-type="float" office:value="0.0000565549040623009" calcext:value-type="float">
            <text:p>5.65549040623009E-05</text:p>
          </table:table-cell>
          <table:table-cell table:formula="of:=[.$B4]*[.G$31]" office:value-type="float" office:value="0.000113109808124602" calcext:value-type="float">
            <text:p>0.000113109808124602</text:p>
          </table:table-cell>
          <table:table-cell table:formula="of:=[.$B4]*[.H$31]" office:value-type="float" office:value="0.000226219616249204" calcext:value-type="float">
            <text:p>0.000226219616249204</text:p>
          </table:table-cell>
          <table:table-cell table:formula="of:=[.$B4]*[.I$31]" office:value-type="float" office:value="0.000452439232498407" calcext:value-type="float">
            <text:p>0.000452439232498407</text:p>
          </table:table-cell>
          <table:table-cell table:formula="of:=[.$B4]*[.J$31]" office:value-type="float" office:value="0.000904878464996815" calcext:value-type="float">
            <text:p>0.000904878464996815</text:p>
          </table:table-cell>
          <table:table-cell table:formula="of:=[.$B4]*[.K$31]" office:value-type="float" office:value="0.00180975692999363" calcext:value-type="float">
            <text:p>0.00180975692999363</text:p>
          </table:table-cell>
          <table:table-cell table:formula="of:=[.$B4]*[.L$31]" office:value-type="float" office:value="0.00361951385998726" calcext:value-type="float">
            <text:p>0.00361951385998726</text:p>
          </table:table-cell>
          <table:table-cell table:formula="of:=[.$B4]*[.M$31]" office:value-type="float" office:value="0.00723902771997452" calcext:value-type="float">
            <text:p>0.00723902771997452</text:p>
          </table:table-cell>
          <table:table-cell table:formula="of:=[.$B4]*[.N$31]" office:value-type="float" office:value="0.014478055439949" calcext:value-type="float">
            <text:p>0.014478055439949</text:p>
          </table:table-cell>
          <table:table-cell table:formula="of:=[.$B4]*[.O$31]" office:value-type="float" office:value="0.0289561108798981" calcext:value-type="float">
            <text:p>0.0289561108798981</text:p>
          </table:table-cell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$B5]*[.B$31]" office:value-type="float" office:value="0.00000648976176045835" calcext:value-type="float">
            <text:p>6.48976176045835E-06</text:p>
          </table:table-cell>
          <table:table-cell table:formula="of:=[.$B5]*[.C$31]" office:value-type="float" office:value="0.0000129795235209167" calcext:value-type="float">
            <text:p>1.29795235209167E-05</text:p>
          </table:table-cell>
          <table:table-cell table:formula="of:=[.$B5]*[.D$31]" office:value-type="float" office:value="0.0000259590470418334" calcext:value-type="float">
            <text:p>2.59590470418334E-05</text:p>
          </table:table-cell>
          <table:table-cell table:formula="of:=[.$B5]*[.E$31]" office:value-type="float" office:value="0.0000519180940836668" calcext:value-type="float">
            <text:p>5.19180940836668E-05</text:p>
          </table:table-cell>
          <table:table-cell table:formula="of:=[.$B5]*[.F$31]" office:value-type="float" office:value="0.000103836188167334" calcext:value-type="float">
            <text:p>0.000103836188167334</text:p>
          </table:table-cell>
          <table:table-cell table:formula="of:=[.$B5]*[.G$31]" office:value-type="float" office:value="0.000207672376334667" calcext:value-type="float">
            <text:p>0.000207672376334667</text:p>
          </table:table-cell>
          <table:table-cell table:formula="of:=[.$B5]*[.H$31]" office:value-type="float" office:value="0.000415344752669334" calcext:value-type="float">
            <text:p>0.000415344752669334</text:p>
          </table:table-cell>
          <table:table-cell table:formula="of:=[.$B5]*[.I$31]" office:value-type="float" office:value="0.000830689505338669" calcext:value-type="float">
            <text:p>0.000830689505338669</text:p>
          </table:table-cell>
          <table:table-cell table:formula="of:=[.$B5]*[.J$31]" office:value-type="float" office:value="0.00166137901067734" calcext:value-type="float">
            <text:p>0.00166137901067734</text:p>
          </table:table-cell>
          <table:table-cell table:formula="of:=[.$B5]*[.K$31]" office:value-type="float" office:value="0.00332275802135468" calcext:value-type="float">
            <text:p>0.00332275802135468</text:p>
          </table:table-cell>
          <table:table-cell table:formula="of:=[.$B5]*[.L$31]" office:value-type="float" office:value="0.00664551604270935" calcext:value-type="float">
            <text:p>0.00664551604270935</text:p>
          </table:table-cell>
          <table:table-cell table:formula="of:=[.$B5]*[.M$31]" office:value-type="float" office:value="0.0132910320854187" calcext:value-type="float">
            <text:p>0.0132910320854187</text:p>
          </table:table-cell>
          <table:table-cell table:formula="of:=[.$B5]*[.N$31]" office:value-type="float" office:value="0.0265820641708374" calcext:value-type="float">
            <text:p>0.0265820641708374</text:p>
          </table:table-cell>
          <table:table-cell table:formula="of:=[.$B5]*[.O$31]" office:value-type="float" office:value="0.0531641283416748" calcext:value-type="float">
            <text:p>0.0531641283416748</text:p>
          </table:table-cell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$B6]*[.B$31]" office:value-type="float" office:value="0.0000103168965596706" calcext:value-type="float">
            <text:p>1.03168965596706E-05</text:p>
          </table:table-cell>
          <table:table-cell table:formula="of:=[.$B6]*[.C$31]" office:value-type="float" office:value="0.0000206337931193411" calcext:value-type="float">
            <text:p>2.06337931193411E-05</text:p>
          </table:table-cell>
          <table:table-cell table:formula="of:=[.$B6]*[.D$31]" office:value-type="float" office:value="0.0000412675862386823" calcext:value-type="float">
            <text:p>4.12675862386823E-05</text:p>
          </table:table-cell>
          <table:table-cell table:formula="of:=[.$B6]*[.E$31]" office:value-type="float" office:value="0.0000825351724773645" calcext:value-type="float">
            <text:p>8.25351724773645E-05</text:p>
          </table:table-cell>
          <table:table-cell table:formula="of:=[.$B6]*[.F$31]" office:value-type="float" office:value="0.000165070344954729" calcext:value-type="float">
            <text:p>0.000165070344954729</text:p>
          </table:table-cell>
          <table:table-cell table:formula="of:=[.$B6]*[.G$31]" office:value-type="float" office:value="0.000330140689909458" calcext:value-type="float">
            <text:p>0.000330140689909458</text:p>
          </table:table-cell>
          <table:table-cell table:formula="of:=[.$B6]*[.H$31]" office:value-type="float" office:value="0.000660281379818916" calcext:value-type="float">
            <text:p>0.000660281379818916</text:p>
          </table:table-cell>
          <table:table-cell table:formula="of:=[.$B6]*[.I$31]" office:value-type="float" office:value="0.00132056275963783" calcext:value-type="float">
            <text:p>0.00132056275963783</text:p>
          </table:table-cell>
          <table:table-cell table:formula="of:=[.$B6]*[.J$31]" office:value-type="float" office:value="0.00264112551927567" calcext:value-type="float">
            <text:p>0.00264112551927567</text:p>
          </table:table-cell>
          <table:table-cell table:formula="of:=[.$B6]*[.K$31]" office:value-type="float" office:value="0.00528225103855133" calcext:value-type="float">
            <text:p>0.00528225103855133</text:p>
          </table:table-cell>
          <table:table-cell table:formula="of:=[.$B6]*[.L$31]" office:value-type="float" office:value="0.0105645020771027" calcext:value-type="float">
            <text:p>0.0105645020771027</text:p>
          </table:table-cell>
          <table:table-cell table:formula="of:=[.$B6]*[.M$31]" office:value-type="float" office:value="0.0211290041542053" calcext:value-type="float">
            <text:p>0.0211290041542053</text:p>
          </table:table-cell>
          <table:table-cell table:formula="of:=[.$B6]*[.N$31]" office:value-type="float" office:value="0.0422580083084106" calcext:value-type="float">
            <text:p>0.0422580083084106</text:p>
          </table:table-cell>
          <table:table-cell table:formula="of:=[.$B6]*[.O$31]" office:value-type="float" office:value="0.0845160166168213" calcext:value-type="float">
            <text:p>0.0845160166168213</text:p>
          </table:table-cell>
        </table:table-row>
        <table:table-row table:style-name="ro1">
          <table:table-cell table:formula="of:=[.A7]" office:value-type="float" office:value="5" calcext:value-type="float">
            <text:p>5</text:p>
          </table:table-cell>
          <table:table-cell table:formula="of:=[.$B7]*[.B$31]" office:value-type="float" office:value="0.0000282125723222271" calcext:value-type="float">
            <text:p>2.82125723222271E-05</text:p>
          </table:table-cell>
          <table:table-cell table:formula="of:=[.$B7]*[.C$31]" office:value-type="float" office:value="0.0000564251446444541" calcext:value-type="float">
            <text:p>5.64251446444541E-05</text:p>
          </table:table-cell>
          <table:table-cell table:formula="of:=[.$B7]*[.D$31]" office:value-type="float" office:value="0.000112850289288908" calcext:value-type="float">
            <text:p>0.000112850289288908</text:p>
          </table:table-cell>
          <table:table-cell table:formula="of:=[.$B7]*[.E$31]" office:value-type="float" office:value="0.000225700578577816" calcext:value-type="float">
            <text:p>0.000225700578577816</text:p>
          </table:table-cell>
          <table:table-cell table:formula="of:=[.$B7]*[.F$31]" office:value-type="float" office:value="0.000451401157155633" calcext:value-type="float">
            <text:p>0.000451401157155633</text:p>
          </table:table-cell>
          <table:table-cell table:formula="of:=[.$B7]*[.G$31]" office:value-type="float" office:value="0.000902802314311266" calcext:value-type="float">
            <text:p>0.000902802314311266</text:p>
          </table:table-cell>
          <table:table-cell table:formula="of:=[.$B7]*[.H$31]" office:value-type="float" office:value="0.00180560462862253" calcext:value-type="float">
            <text:p>0.00180560462862253</text:p>
          </table:table-cell>
          <table:table-cell table:formula="of:=[.$B7]*[.I$31]" office:value-type="float" office:value="0.00361120925724506" calcext:value-type="float">
            <text:p>0.00361120925724506</text:p>
          </table:table-cell>
          <table:table-cell table:formula="of:=[.$B7]*[.J$31]" office:value-type="float" office:value="0.00722241851449013" calcext:value-type="float">
            <text:p>0.00722241851449013</text:p>
          </table:table-cell>
          <table:table-cell table:formula="of:=[.$B7]*[.K$31]" office:value-type="float" office:value="0.0144448370289803" calcext:value-type="float">
            <text:p>0.0144448370289803</text:p>
          </table:table-cell>
          <table:table-cell table:formula="of:=[.$B7]*[.L$31]" office:value-type="float" office:value="0.0288896740579605" calcext:value-type="float">
            <text:p>0.0288896740579605</text:p>
          </table:table-cell>
          <table:table-cell table:formula="of:=[.$B7]*[.M$31]" office:value-type="float" office:value="0.057779348115921" calcext:value-type="float">
            <text:p>0.057779348115921</text:p>
          </table:table-cell>
          <table:table-cell table:formula="of:=[.$B7]*[.N$31]" office:value-type="float" office:value="0.115558696231842" calcext:value-type="float">
            <text:p>0.115558696231842</text:p>
          </table:table-cell>
          <table:table-cell table:formula="of:=[.$B7]*[.O$31]" office:value-type="float" office:value="0.231117392463684" calcext:value-type="float">
            <text:p>0.231117392463684</text:p>
          </table:table-cell>
        </table:table-row>
        <table:table-row table:style-name="ro1">
          <table:table-cell table:formula="of:=[.A8]" office:value-type="float" office:value="6" calcext:value-type="float">
            <text:p>6</text:p>
          </table:table-cell>
          <table:table-cell table:formula="of:=[.$B8]*[.B$31]" office:value-type="float" office:value="0.0000434410443995148" calcext:value-type="float">
            <text:p>4.34410443995148E-05</text:p>
          </table:table-cell>
          <table:table-cell table:formula="of:=[.$B8]*[.C$31]" office:value-type="float" office:value="0.0000868820887990296" calcext:value-type="float">
            <text:p>8.68820887990296E-05</text:p>
          </table:table-cell>
          <table:table-cell table:formula="of:=[.$B8]*[.D$31]" office:value-type="float" office:value="0.000173764177598059" calcext:value-type="float">
            <text:p>0.000173764177598059</text:p>
          </table:table-cell>
          <table:table-cell table:formula="of:=[.$B8]*[.E$31]" office:value-type="float" office:value="0.000347528355196118" calcext:value-type="float">
            <text:p>0.000347528355196118</text:p>
          </table:table-cell>
          <table:table-cell table:formula="of:=[.$B8]*[.F$31]" office:value-type="float" office:value="0.000695056710392237" calcext:value-type="float">
            <text:p>0.000695056710392237</text:p>
          </table:table-cell>
          <table:table-cell table:formula="of:=[.$B8]*[.G$31]" office:value-type="float" office:value="0.00139011342078447" calcext:value-type="float">
            <text:p>0.00139011342078447</text:p>
          </table:table-cell>
          <table:table-cell table:formula="of:=[.$B8]*[.H$31]" office:value-type="float" office:value="0.00278022684156895" calcext:value-type="float">
            <text:p>0.00278022684156895</text:p>
          </table:table-cell>
          <table:table-cell table:formula="of:=[.$B8]*[.I$31]" office:value-type="float" office:value="0.00556045368313789" calcext:value-type="float">
            <text:p>0.00556045368313789</text:p>
          </table:table-cell>
          <table:table-cell table:formula="of:=[.$B8]*[.J$31]" office:value-type="float" office:value="0.0111209073662758" calcext:value-type="float">
            <text:p>0.0111209073662758</text:p>
          </table:table-cell>
          <table:table-cell table:formula="of:=[.$B8]*[.K$31]" office:value-type="float" office:value="0.0222418147325516" calcext:value-type="float">
            <text:p>0.0222418147325516</text:p>
          </table:table-cell>
          <table:table-cell table:formula="of:=[.$B8]*[.L$31]" office:value-type="float" office:value="0.0444836294651032" calcext:value-type="float">
            <text:p>0.0444836294651032</text:p>
          </table:table-cell>
          <table:table-cell table:formula="of:=[.$B8]*[.M$31]" office:value-type="float" office:value="0.0889672589302063" calcext:value-type="float">
            <text:p>0.0889672589302063</text:p>
          </table:table-cell>
          <table:table-cell table:formula="of:=[.$B8]*[.N$31]" office:value-type="float" office:value="0.177934517860413" calcext:value-type="float">
            <text:p>0.177934517860413</text:p>
          </table:table-cell>
          <table:table-cell table:formula="of:=[.$B8]*[.O$31]" office:value-type="float" office:value="0.355869035720825" calcext:value-type="float">
            <text:p>0.355869035720825</text:p>
          </table:table-cell>
        </table:table-row>
        <table:table-row table:style-name="ro1">
          <table:table-cell table:formula="of:=[.A9]" office:value-type="float" office:value="7" calcext:value-type="float">
            <text:p>7</text:p>
          </table:table-cell>
          <table:table-cell table:formula="of:=[.$B9]*[.B$31]" office:value-type="float" office:value="0.000093584746401757" calcext:value-type="float">
            <text:p>9.3584746401757E-05</text:p>
          </table:table-cell>
          <table:table-cell table:formula="of:=[.$B9]*[.C$31]" office:value-type="float" office:value="0.000187169492803514" calcext:value-type="float">
            <text:p>0.000187169492803514</text:p>
          </table:table-cell>
          <table:table-cell table:formula="of:=[.$B9]*[.D$31]" office:value-type="float" office:value="0.000374338985607028" calcext:value-type="float">
            <text:p>0.000374338985607028</text:p>
          </table:table-cell>
          <table:table-cell table:formula="of:=[.$B9]*[.E$31]" office:value-type="float" office:value="0.000748677971214056" calcext:value-type="float">
            <text:p>0.000748677971214056</text:p>
          </table:table-cell>
          <table:table-cell table:formula="of:=[.$B9]*[.F$31]" office:value-type="float" office:value="0.00149735594242811" calcext:value-type="float">
            <text:p>0.00149735594242811</text:p>
          </table:table-cell>
          <table:table-cell table:formula="of:=[.$B9]*[.G$31]" office:value-type="float" office:value="0.00299471188485622" calcext:value-type="float">
            <text:p>0.00299471188485622</text:p>
          </table:table-cell>
          <table:table-cell table:formula="of:=[.$B9]*[.H$31]" office:value-type="float" office:value="0.00598942376971245" calcext:value-type="float">
            <text:p>0.00598942376971245</text:p>
          </table:table-cell>
          <table:table-cell table:formula="of:=[.$B9]*[.I$31]" office:value-type="float" office:value="0.0119788475394249" calcext:value-type="float">
            <text:p>0.0119788475394249</text:p>
          </table:table-cell>
          <table:table-cell table:formula="of:=[.$B9]*[.J$31]" office:value-type="float" office:value="0.0239576950788498" calcext:value-type="float">
            <text:p>0.0239576950788498</text:p>
          </table:table-cell>
          <table:table-cell table:formula="of:=[.$B9]*[.K$31]" office:value-type="float" office:value="0.0479153901576996" calcext:value-type="float">
            <text:p>0.0479153901576996</text:p>
          </table:table-cell>
          <table:table-cell table:formula="of:=[.$B9]*[.L$31]" office:value-type="float" office:value="0.0958307803153992" calcext:value-type="float">
            <text:p>0.0958307803153992</text:p>
          </table:table-cell>
          <table:table-cell table:formula="of:=[.$B9]*[.M$31]" office:value-type="float" office:value="0.191661560630798" calcext:value-type="float">
            <text:p>0.191661560630798</text:p>
          </table:table-cell>
          <table:table-cell table:formula="of:=[.$B9]*[.N$31]" office:value-type="float" office:value="0.383323121261597" calcext:value-type="float">
            <text:p>0.383323121261597</text:p>
          </table:table-cell>
          <table:table-cell table:formula="of:=[.$B9]*[.O$31]" office:value-type="float" office:value="0.766646242523193" calcext:value-type="float">
            <text:p>0.766646242523193</text:p>
          </table:table-cell>
        </table:table-row>
        <table:table-row table:style-name="ro1">
          <table:table-cell table:formula="of:=[.A10]" office:value-type="float" office:value="8" calcext:value-type="float">
            <text:p>8</text:p>
          </table:table-cell>
          <table:table-cell table:formula="of:=[.$B10]*[.B$31]" office:value-type="float" office:value="0.000134546324401163" calcext:value-type="float">
            <text:p>0.000134546324401163</text:p>
          </table:table-cell>
          <table:table-cell table:formula="of:=[.$B10]*[.C$31]" office:value-type="float" office:value="0.000269092648802325" calcext:value-type="float">
            <text:p>0.000269092648802325</text:p>
          </table:table-cell>
          <table:table-cell table:formula="of:=[.$B10]*[.D$31]" office:value-type="float" office:value="0.00053818529760465" calcext:value-type="float">
            <text:p>0.00053818529760465</text:p>
          </table:table-cell>
          <table:table-cell table:formula="of:=[.$B10]*[.E$31]" office:value-type="float" office:value="0.0010763705952093" calcext:value-type="float">
            <text:p>0.0010763705952093</text:p>
          </table:table-cell>
          <table:table-cell table:formula="of:=[.$B10]*[.F$31]" office:value-type="float" office:value="0.0021527411904186" calcext:value-type="float">
            <text:p>0.0021527411904186</text:p>
          </table:table-cell>
          <table:table-cell table:formula="of:=[.$B10]*[.G$31]" office:value-type="float" office:value="0.0043054823808372" calcext:value-type="float">
            <text:p>0.0043054823808372</text:p>
          </table:table-cell>
          <table:table-cell table:formula="of:=[.$B10]*[.H$31]" office:value-type="float" office:value="0.0086109647616744" calcext:value-type="float">
            <text:p>0.0086109647616744</text:p>
          </table:table-cell>
          <table:table-cell table:formula="of:=[.$B10]*[.I$31]" office:value-type="float" office:value="0.0172219295233488" calcext:value-type="float">
            <text:p>0.0172219295233488</text:p>
          </table:table-cell>
          <table:table-cell table:formula="of:=[.$B10]*[.J$31]" office:value-type="float" office:value="0.0344438590466976" calcext:value-type="float">
            <text:p>0.0344438590466976</text:p>
          </table:table-cell>
          <table:table-cell table:formula="of:=[.$B10]*[.K$31]" office:value-type="float" office:value="0.0688877180933952" calcext:value-type="float">
            <text:p>0.0688877180933952</text:p>
          </table:table-cell>
          <table:table-cell table:formula="of:=[.$B10]*[.L$31]" office:value-type="float" office:value="0.13777543618679" calcext:value-type="float">
            <text:p>0.13777543618679</text:p>
          </table:table-cell>
          <table:table-cell table:formula="of:=[.$B10]*[.M$31]" office:value-type="float" office:value="0.275550872373581" calcext:value-type="float">
            <text:p>0.275550872373581</text:p>
          </table:table-cell>
          <table:table-cell table:formula="of:=[.$B10]*[.N$31]" office:value-type="float" office:value="0.551101744747162" calcext:value-type="float">
            <text:p>0.551101744747162</text:p>
          </table:table-cell>
          <table:table-cell table:formula="of:=[.$B10]*[.O$31]" office:value-type="float" office:value="1.10220348949432" calcext:value-type="float">
            <text:p>1.10220348949432</text:p>
          </table:table-cell>
        </table:table-row>
        <table:table-row table:style-name="ro1">
          <table:table-cell table:formula="of:=[.A11]" office:value-type="float" office:value="9" calcext:value-type="float">
            <text:p>9</text:p>
          </table:table-cell>
          <table:table-cell table:formula="of:=[.$B11]*[.B$31]" office:value-type="float" office:value="0.000330448565608822" calcext:value-type="float">
            <text:p>0.000330448565608822</text:p>
          </table:table-cell>
          <table:table-cell table:formula="of:=[.$B11]*[.C$31]" office:value-type="float" office:value="0.000660897131217644" calcext:value-type="float">
            <text:p>0.000660897131217644</text:p>
          </table:table-cell>
          <table:table-cell table:formula="of:=[.$B11]*[.D$31]" office:value-type="float" office:value="0.00132179426243529" calcext:value-type="float">
            <text:p>0.00132179426243529</text:p>
          </table:table-cell>
          <table:table-cell table:formula="of:=[.$B11]*[.E$31]" office:value-type="float" office:value="0.00264358852487057" calcext:value-type="float">
            <text:p>0.00264358852487057</text:p>
          </table:table-cell>
          <table:table-cell table:formula="of:=[.$B11]*[.F$31]" office:value-type="float" office:value="0.00528717704974115" calcext:value-type="float">
            <text:p>0.00528717704974115</text:p>
          </table:table-cell>
          <table:table-cell table:formula="of:=[.$B11]*[.G$31]" office:value-type="float" office:value="0.0105743540994823" calcext:value-type="float">
            <text:p>0.0105743540994823</text:p>
          </table:table-cell>
          <table:table-cell table:formula="of:=[.$B11]*[.H$31]" office:value-type="float" office:value="0.0211487081989646" calcext:value-type="float">
            <text:p>0.0211487081989646</text:p>
          </table:table-cell>
          <table:table-cell table:formula="of:=[.$B11]*[.I$31]" office:value-type="float" office:value="0.0422974163979292" calcext:value-type="float">
            <text:p>0.0422974163979292</text:p>
          </table:table-cell>
          <table:table-cell table:formula="of:=[.$B11]*[.J$31]" office:value-type="float" office:value="0.0845948327958584" calcext:value-type="float">
            <text:p>0.0845948327958584</text:p>
          </table:table-cell>
          <table:table-cell table:formula="of:=[.$B11]*[.K$31]" office:value-type="float" office:value="0.169189665591717" calcext:value-type="float">
            <text:p>0.169189665591717</text:p>
          </table:table-cell>
          <table:table-cell table:formula="of:=[.$B11]*[.L$31]" office:value-type="float" office:value="0.338379331183434" calcext:value-type="float">
            <text:p>0.338379331183434</text:p>
          </table:table-cell>
          <table:table-cell table:formula="of:=[.$B11]*[.M$31]" office:value-type="float" office:value="0.676758662366867" calcext:value-type="float">
            <text:p>0.676758662366867</text:p>
          </table:table-cell>
          <table:table-cell table:formula="of:=[.$B11]*[.N$31]" office:value-type="float" office:value="1.35351732473373" calcext:value-type="float">
            <text:p>1.35351732473373</text:p>
          </table:table-cell>
          <table:table-cell table:formula="of:=[.$B11]*[.O$31]" office:value-type="float" office:value="2.70703464946747" calcext:value-type="float">
            <text:p>2.70703464946747</text:p>
          </table:table-cell>
        </table:table-row>
        <table:table-row table:style-name="ro1">
          <table:table-cell table:formula="of:=[.A12]" office:value-type="float" office:value="10" calcext:value-type="float">
            <text:p>10</text:p>
          </table:table-cell>
          <table:table-cell table:formula="of:=[.$B12]*[.B$31]" office:value-type="float" office:value="0.000880481212050654" calcext:value-type="float">
            <text:p>0.000880481212050654</text:p>
          </table:table-cell>
          <table:table-cell table:formula="of:=[.$B12]*[.C$31]" office:value-type="float" office:value="0.00176096242410131" calcext:value-type="float">
            <text:p>0.00176096242410131</text:p>
          </table:table-cell>
          <table:table-cell table:formula="of:=[.$B12]*[.D$31]" office:value-type="float" office:value="0.00352192484820262" calcext:value-type="float">
            <text:p>0.00352192484820262</text:p>
          </table:table-cell>
          <table:table-cell table:formula="of:=[.$B12]*[.E$31]" office:value-type="float" office:value="0.00704384969640523" calcext:value-type="float">
            <text:p>0.00704384969640523</text:p>
          </table:table-cell>
          <table:table-cell table:formula="of:=[.$B12]*[.F$31]" office:value-type="float" office:value="0.0140876993928105" calcext:value-type="float">
            <text:p>0.0140876993928105</text:p>
          </table:table-cell>
          <table:table-cell table:formula="of:=[.$B12]*[.G$31]" office:value-type="float" office:value="0.0281753987856209" calcext:value-type="float">
            <text:p>0.0281753987856209</text:p>
          </table:table-cell>
          <table:table-cell table:formula="of:=[.$B12]*[.H$31]" office:value-type="float" office:value="0.0563507975712419" calcext:value-type="float">
            <text:p>0.0563507975712419</text:p>
          </table:table-cell>
          <table:table-cell table:formula="of:=[.$B12]*[.I$31]" office:value-type="float" office:value="0.112701595142484" calcext:value-type="float">
            <text:p>0.112701595142484</text:p>
          </table:table-cell>
          <table:table-cell table:formula="of:=[.$B12]*[.J$31]" office:value-type="float" office:value="0.225403190284967" calcext:value-type="float">
            <text:p>0.225403190284967</text:p>
          </table:table-cell>
          <table:table-cell table:formula="of:=[.$B12]*[.K$31]" office:value-type="float" office:value="0.450806380569935" calcext:value-type="float">
            <text:p>0.450806380569935</text:p>
          </table:table-cell>
          <table:table-cell table:formula="of:=[.$B12]*[.L$31]" office:value-type="float" office:value="0.90161276113987" calcext:value-type="float">
            <text:p>0.90161276113987</text:p>
          </table:table-cell>
          <table:table-cell table:formula="of:=[.$B12]*[.M$31]" office:value-type="float" office:value="1.80322552227974" calcext:value-type="float">
            <text:p>1.80322552227974</text:p>
          </table:table-cell>
          <table:table-cell table:formula="of:=[.$B12]*[.N$31]" office:value-type="float" office:value="3.60645104455948" calcext:value-type="float">
            <text:p>3.60645104455948</text:p>
          </table:table-cell>
          <table:table-cell table:formula="of:=[.$B12]*[.O$31]" office:value-type="float" office:value="7.21290208911896" calcext:value-type="float">
            <text:p>7.21290208911896</text:p>
          </table:table-cell>
        </table:table-row>
        <table:table-row table:style-name="ro1">
          <table:table-cell table:formula="of:=[.A13]" office:value-type="float" office:value="11" calcext:value-type="float">
            <text:p>11</text:p>
          </table:table-cell>
          <table:table-cell table:formula="of:=[.$B13]*[.B$31]" office:value-type="float" office:value="0.00250068651209585" calcext:value-type="float">
            <text:p>0.00250068651209585</text:p>
          </table:table-cell>
          <table:table-cell table:formula="of:=[.$B13]*[.C$31]" office:value-type="float" office:value="0.00500137302419171" calcext:value-type="float">
            <text:p>0.00500137302419171</text:p>
          </table:table-cell>
          <table:table-cell table:formula="of:=[.$B13]*[.D$31]" office:value-type="float" office:value="0.0100027460483834" calcext:value-type="float">
            <text:p>0.0100027460483834</text:p>
          </table:table-cell>
          <table:table-cell table:formula="of:=[.$B13]*[.E$31]" office:value-type="float" office:value="0.0200054920967668" calcext:value-type="float">
            <text:p>0.0200054920967668</text:p>
          </table:table-cell>
          <table:table-cell table:formula="of:=[.$B13]*[.F$31]" office:value-type="float" office:value="0.0400109841935337" calcext:value-type="float">
            <text:p>0.0400109841935337</text:p>
          </table:table-cell>
          <table:table-cell table:formula="of:=[.$B13]*[.G$31]" office:value-type="float" office:value="0.0800219683870673" calcext:value-type="float">
            <text:p>0.0800219683870673</text:p>
          </table:table-cell>
          <table:table-cell table:formula="of:=[.$B13]*[.H$31]" office:value-type="float" office:value="0.160043936774135" calcext:value-type="float">
            <text:p>0.160043936774135</text:p>
          </table:table-cell>
          <table:table-cell table:formula="of:=[.$B13]*[.I$31]" office:value-type="float" office:value="0.320087873548269" calcext:value-type="float">
            <text:p>0.320087873548269</text:p>
          </table:table-cell>
          <table:table-cell table:formula="of:=[.$B13]*[.J$31]" office:value-type="float" office:value="0.640175747096539" calcext:value-type="float">
            <text:p>0.640175747096539</text:p>
          </table:table-cell>
          <table:table-cell table:formula="of:=[.$B13]*[.K$31]" office:value-type="float" office:value="1.28035149419308" calcext:value-type="float">
            <text:p>1.28035149419308</text:p>
          </table:table-cell>
          <table:table-cell table:formula="of:=[.$B13]*[.L$31]" office:value-type="float" office:value="2.56070298838615" calcext:value-type="float">
            <text:p>2.56070298838615</text:p>
          </table:table-cell>
          <table:table-cell table:formula="of:=[.$B13]*[.M$31]" office:value-type="float" office:value="5.12140597677231" calcext:value-type="float">
            <text:p>5.12140597677231</text:p>
          </table:table-cell>
          <table:table-cell table:formula="of:=[.$B13]*[.N$31]" office:value-type="float" office:value="10.2428119535446" calcext:value-type="float">
            <text:p>10.2428119535446</text:p>
          </table:table-cell>
          <table:table-cell table:formula="of:=[.$B13]*[.O$31]" office:value-type="float" office:value="20.4856239070892" calcext:value-type="float">
            <text:p>20.4856239070892</text:p>
          </table:table-cell>
        </table:table-row>
        <table:table-row table:style-name="ro1">
          <table:table-cell table:formula="of:=[.A14]" office:value-type="float" office:value="12" calcext:value-type="float">
            <text:p>12</text:p>
          </table:table-cell>
          <table:table-cell table:formula="of:=[.$B14]*[.B$31]" office:value-type="float" office:value="0.004811900180066" calcext:value-type="float">
            <text:p>0.004811900180066</text:p>
          </table:table-cell>
          <table:table-cell table:formula="of:=[.$B14]*[.C$31]" office:value-type="float" office:value="0.00962380036013201" calcext:value-type="float">
            <text:p>0.00962380036013201</text:p>
          </table:table-cell>
          <table:table-cell table:formula="of:=[.$B14]*[.D$31]" office:value-type="float" office:value="0.019247600720264" calcext:value-type="float">
            <text:p>0.019247600720264</text:p>
          </table:table-cell>
          <table:table-cell table:formula="of:=[.$B14]*[.E$31]" office:value-type="float" office:value="0.038495201440528" calcext:value-type="float">
            <text:p>0.038495201440528</text:p>
          </table:table-cell>
          <table:table-cell table:formula="of:=[.$B14]*[.F$31]" office:value-type="float" office:value="0.0769904028810561" calcext:value-type="float">
            <text:p>0.0769904028810561</text:p>
          </table:table-cell>
          <table:table-cell table:formula="of:=[.$B14]*[.G$31]" office:value-type="float" office:value="0.153980805762112" calcext:value-type="float">
            <text:p>0.153980805762112</text:p>
          </table:table-cell>
          <table:table-cell table:formula="of:=[.$B14]*[.H$31]" office:value-type="float" office:value="0.307961611524224" calcext:value-type="float">
            <text:p>0.307961611524224</text:p>
          </table:table-cell>
          <table:table-cell table:formula="of:=[.$B14]*[.I$31]" office:value-type="float" office:value="0.615923223048449" calcext:value-type="float">
            <text:p>0.615923223048449</text:p>
          </table:table-cell>
          <table:table-cell table:formula="of:=[.$B14]*[.J$31]" office:value-type="float" office:value="1.2318464460969" calcext:value-type="float">
            <text:p>1.2318464460969</text:p>
          </table:table-cell>
          <table:table-cell table:formula="of:=[.$B14]*[.K$31]" office:value-type="float" office:value="2.46369289219379" calcext:value-type="float">
            <text:p>2.46369289219379</text:p>
          </table:table-cell>
          <table:table-cell table:formula="of:=[.$B14]*[.L$31]" office:value-type="float" office:value="4.92738578438759" calcext:value-type="float">
            <text:p>4.92738578438759</text:p>
          </table:table-cell>
          <table:table-cell table:formula="of:=[.$B14]*[.M$31]" office:value-type="float" office:value="9.85477156877518" calcext:value-type="float">
            <text:p>9.85477156877518</text:p>
          </table:table-cell>
          <table:table-cell table:formula="of:=[.$B14]*[.N$31]" office:value-type="float" office:value="19.7095431375504" calcext:value-type="float">
            <text:p>19.7095431375504</text:p>
          </table:table-cell>
          <table:table-cell table:formula="of:=[.$B14]*[.O$31]" office:value-type="float" office:value="39.4190862751007" calcext:value-type="float">
            <text:p>39.4190862751007</text:p>
          </table:table-cell>
        </table:table-row>
        <table:table-row table:style-name="ro1">
          <table:table-cell table:formula="of:=[.A15]" office:value-type="float" office:value="13" calcext:value-type="float">
            <text:p>13</text:p>
          </table:table-cell>
          <table:table-cell table:formula="of:=[.$B15]*[.B$31]" office:value-type="float" office:value="0.00637946695962455" calcext:value-type="float">
            <text:p>0.00637946695962455</text:p>
          </table:table-cell>
          <table:table-cell table:formula="of:=[.$B15]*[.C$31]" office:value-type="float" office:value="0.0127589339192491" calcext:value-type="float">
            <text:p>0.0127589339192491</text:p>
          </table:table-cell>
          <table:table-cell table:formula="of:=[.$B15]*[.D$31]" office:value-type="float" office:value="0.0255178678384982" calcext:value-type="float">
            <text:p>0.0255178678384982</text:p>
          </table:table-cell>
          <table:table-cell table:formula="of:=[.$B15]*[.E$31]" office:value-type="float" office:value="0.0510357356769964" calcext:value-type="float">
            <text:p>0.0510357356769964</text:p>
          </table:table-cell>
          <table:table-cell table:formula="of:=[.$B15]*[.F$31]" office:value-type="float" office:value="0.102071471353993" calcext:value-type="float">
            <text:p>0.102071471353993</text:p>
          </table:table-cell>
          <table:table-cell table:formula="of:=[.$B15]*[.G$31]" office:value-type="float" office:value="0.204142942707986" calcext:value-type="float">
            <text:p>0.204142942707986</text:p>
          </table:table-cell>
          <table:table-cell table:formula="of:=[.$B15]*[.H$31]" office:value-type="float" office:value="0.408285885415971" calcext:value-type="float">
            <text:p>0.408285885415971</text:p>
          </table:table-cell>
          <table:table-cell table:formula="of:=[.$B15]*[.I$31]" office:value-type="float" office:value="0.816571770831943" calcext:value-type="float">
            <text:p>0.816571770831943</text:p>
          </table:table-cell>
          <table:table-cell table:formula="of:=[.$B15]*[.J$31]" office:value-type="float" office:value="1.63314354166389" calcext:value-type="float">
            <text:p>1.63314354166389</text:p>
          </table:table-cell>
          <table:table-cell table:formula="of:=[.$B15]*[.K$31]" office:value-type="float" office:value="3.26628708332777" calcext:value-type="float">
            <text:p>3.26628708332777</text:p>
          </table:table-cell>
          <table:table-cell table:formula="of:=[.$B15]*[.L$31]" office:value-type="float" office:value="6.53257416665554" calcext:value-type="float">
            <text:p>6.53257416665554</text:p>
          </table:table-cell>
          <table:table-cell table:formula="of:=[.$B15]*[.M$31]" office:value-type="float" office:value="13.0651483333111" calcext:value-type="float">
            <text:p>13.0651483333111</text:p>
          </table:table-cell>
          <table:table-cell table:formula="of:=[.$B15]*[.N$31]" office:value-type="float" office:value="26.1302966666222" calcext:value-type="float">
            <text:p>26.1302966666222</text:p>
          </table:table-cell>
          <table:table-cell table:formula="of:=[.$B15]*[.O$31]" office:value-type="float" office:value="52.2605933332443" calcext:value-type="float">
            <text:p>52.2605933332443</text:p>
          </table:table-cell>
        </table:table-row>
        <table:table-row table:style-name="ro1">
          <table:table-cell table:formula="of:=[.A16]" office:value-type="float" office:value="14" calcext:value-type="float">
            <text:p>14</text:p>
          </table:table-cell>
          <table:table-cell table:formula="of:=[.$B16]*[.B$31]" office:value-type="float" office:value="0.0147654810396489" calcext:value-type="float">
            <text:p>0.0147654810396489</text:p>
          </table:table-cell>
          <table:table-cell table:formula="of:=[.$B16]*[.C$31]" office:value-type="float" office:value="0.0295309620792978" calcext:value-type="float">
            <text:p>0.0295309620792978</text:p>
          </table:table-cell>
          <table:table-cell table:formula="of:=[.$B16]*[.D$31]" office:value-type="float" office:value="0.0590619241585955" calcext:value-type="float">
            <text:p>0.0590619241585955</text:p>
          </table:table-cell>
          <table:table-cell table:formula="of:=[.$B16]*[.E$31]" office:value-type="float" office:value="0.118123848317191" calcext:value-type="float">
            <text:p>0.118123848317191</text:p>
          </table:table-cell>
          <table:table-cell table:formula="of:=[.$B16]*[.F$31]" office:value-type="float" office:value="0.236247696634382" calcext:value-type="float">
            <text:p>0.236247696634382</text:p>
          </table:table-cell>
          <table:table-cell table:formula="of:=[.$B16]*[.G$31]" office:value-type="float" office:value="0.472495393268764" calcext:value-type="float">
            <text:p>0.472495393268764</text:p>
          </table:table-cell>
          <table:table-cell table:formula="of:=[.$B16]*[.H$31]" office:value-type="float" office:value="0.944990786537528" calcext:value-type="float">
            <text:p>0.944990786537528</text:p>
          </table:table-cell>
          <table:table-cell table:formula="of:=[.$B16]*[.I$31]" office:value-type="float" office:value="1.88998157307506" calcext:value-type="float">
            <text:p>1.88998157307506</text:p>
          </table:table-cell>
          <table:table-cell table:formula="of:=[.$B16]*[.J$31]" office:value-type="float" office:value="3.77996314615011" calcext:value-type="float">
            <text:p>3.77996314615011</text:p>
          </table:table-cell>
          <table:table-cell table:formula="of:=[.$B16]*[.K$31]" office:value-type="float" office:value="7.55992629230022" calcext:value-type="float">
            <text:p>7.55992629230022</text:p>
          </table:table-cell>
          <table:table-cell table:formula="of:=[.$B16]*[.L$31]" office:value-type="float" office:value="15.1198525846004" calcext:value-type="float">
            <text:p>15.1198525846004</text:p>
          </table:table-cell>
          <table:table-cell table:formula="of:=[.$B16]*[.M$31]" office:value-type="float" office:value="30.2397051692009" calcext:value-type="float">
            <text:p>30.2397051692009</text:p>
          </table:table-cell>
          <table:table-cell table:formula="of:=[.$B16]*[.N$31]" office:value-type="float" office:value="60.4794103384018" calcext:value-type="float">
            <text:p>60.4794103384018</text:p>
          </table:table-cell>
          <table:table-cell table:formula="of:=[.$B16]*[.O$31]" office:value-type="float" office:value="120.958820676804" calcext:value-type="float">
            <text:p>120.958820676804</text:p>
          </table:table-cell>
        </table:table-row>
        <table:table-row table:style-name="ro1">
          <table:table-cell table:formula="of:=[.A17]" office:value-type="float" office:value="15" calcext:value-type="float">
            <text:p>15</text:p>
          </table:table-cell>
          <table:table-cell table:formula="of:=[.$B17]*[.B$31]" office:value-type="float" office:value="0.0352473604003899" calcext:value-type="float">
            <text:p>0.0352473604003899</text:p>
          </table:table-cell>
          <table:table-cell table:formula="of:=[.$B17]*[.C$31]" office:value-type="float" office:value="0.0704947208007798" calcext:value-type="float">
            <text:p>0.0704947208007798</text:p>
          </table:table-cell>
          <table:table-cell table:formula="of:=[.$B17]*[.D$31]" office:value-type="float" office:value="0.14098944160156" calcext:value-type="float">
            <text:p>0.14098944160156</text:p>
          </table:table-cell>
          <table:table-cell table:formula="of:=[.$B17]*[.E$31]" office:value-type="float" office:value="0.281978883203119" calcext:value-type="float">
            <text:p>0.281978883203119</text:p>
          </table:table-cell>
          <table:table-cell table:formula="of:=[.$B17]*[.F$31]" office:value-type="float" office:value="0.563957766406238" calcext:value-type="float">
            <text:p>0.563957766406238</text:p>
          </table:table-cell>
          <table:table-cell table:formula="of:=[.$B17]*[.G$31]" office:value-type="float" office:value="1.12791553281248" calcext:value-type="float">
            <text:p>1.12791553281248</text:p>
          </table:table-cell>
          <table:table-cell table:formula="of:=[.$B17]*[.H$31]" office:value-type="float" office:value="2.25583106562495" calcext:value-type="float">
            <text:p>2.25583106562495</text:p>
          </table:table-cell>
          <table:table-cell table:formula="of:=[.$B17]*[.I$31]" office:value-type="float" office:value="4.5116621312499" calcext:value-type="float">
            <text:p>4.5116621312499</text:p>
          </table:table-cell>
          <table:table-cell table:formula="of:=[.$B17]*[.J$31]" office:value-type="float" office:value="9.02332426249981" calcext:value-type="float">
            <text:p>9.02332426249981</text:p>
          </table:table-cell>
          <table:table-cell table:formula="of:=[.$B17]*[.K$31]" office:value-type="float" office:value="18.0466485249996" calcext:value-type="float">
            <text:p>18.0466485249996</text:p>
          </table:table-cell>
          <table:table-cell table:formula="of:=[.$B17]*[.L$31]" office:value-type="float" office:value="36.0932970499992" calcext:value-type="float">
            <text:p>36.0932970499992</text:p>
          </table:table-cell>
          <table:table-cell table:formula="of:=[.$B17]*[.M$31]" office:value-type="float" office:value="72.1865940999985" calcext:value-type="float">
            <text:p>72.1865940999985</text:p>
          </table:table-cell>
          <table:table-cell table:formula="of:=[.$B17]*[.N$31]" office:value-type="float" office:value="144.373188199997" calcext:value-type="float">
            <text:p>144.373188199997</text:p>
          </table:table-cell>
          <table:table-cell table:formula="of:=[.$B17]*[.O$31]" office:value-type="float" office:value="288.746376399994" calcext:value-type="float">
            <text:p>288.746376399994</text:p>
          </table:table-cell>
        </table:table-row>
        <table:table-row table:style-name="ro1">
          <table:table-cell table:formula="of:=[.A18]" office:value-type="float" office:value="16" calcext:value-type="float">
            <text:p>16</text:p>
          </table:table-cell>
          <table:table-cell table:formula="of:=[.$B18]*[.B$31]" office:value-type="float" office:value="0.0569211403199006" calcext:value-type="float">
            <text:p>0.0569211403199006</text:p>
          </table:table-cell>
          <table:table-cell table:formula="of:=[.$B18]*[.C$31]" office:value-type="float" office:value="0.113842280639801" calcext:value-type="float">
            <text:p>0.113842280639801</text:p>
          </table:table-cell>
          <table:table-cell table:formula="of:=[.$B18]*[.D$31]" office:value-type="float" office:value="0.227684561279602" calcext:value-type="float">
            <text:p>0.227684561279602</text:p>
          </table:table-cell>
          <table:table-cell table:formula="of:=[.$B18]*[.E$31]" office:value-type="float" office:value="0.455369122559205" calcext:value-type="float">
            <text:p>0.455369122559205</text:p>
          </table:table-cell>
          <table:table-cell table:formula="of:=[.$B18]*[.F$31]" office:value-type="float" office:value="0.910738245118409" calcext:value-type="float">
            <text:p>0.910738245118409</text:p>
          </table:table-cell>
          <table:table-cell table:formula="of:=[.$B18]*[.G$31]" office:value-type="float" office:value="1.82147649023682" calcext:value-type="float">
            <text:p>1.82147649023682</text:p>
          </table:table-cell>
          <table:table-cell table:formula="of:=[.$B18]*[.H$31]" office:value-type="float" office:value="3.64295298047364" calcext:value-type="float">
            <text:p>3.64295298047364</text:p>
          </table:table-cell>
          <table:table-cell table:formula="of:=[.$B18]*[.I$31]" office:value-type="float" office:value="7.28590596094728" calcext:value-type="float">
            <text:p>7.28590596094728</text:p>
          </table:table-cell>
          <table:table-cell table:formula="of:=[.$B18]*[.J$31]" office:value-type="float" office:value="14.5718119218946" calcext:value-type="float">
            <text:p>14.5718119218946</text:p>
          </table:table-cell>
          <table:table-cell table:formula="of:=[.$B18]*[.K$31]" office:value-type="float" office:value="29.1436238437891" calcext:value-type="float">
            <text:p>29.1436238437891</text:p>
          </table:table-cell>
          <table:table-cell table:formula="of:=[.$B18]*[.L$31]" office:value-type="float" office:value="58.2872476875782" calcext:value-type="float">
            <text:p>58.2872476875782</text:p>
          </table:table-cell>
          <table:table-cell table:formula="of:=[.$B18]*[.M$31]" office:value-type="float" office:value="116.574495375156" calcext:value-type="float">
            <text:p>116.574495375156</text:p>
          </table:table-cell>
          <table:table-cell table:formula="of:=[.$B18]*[.N$31]" office:value-type="float" office:value="233.148990750313" calcext:value-type="float">
            <text:p>233.148990750313</text:p>
          </table:table-cell>
          <table:table-cell table:formula="of:=[.$B18]*[.O$31]" office:value-type="float" office:value="466.297981500626" calcext:value-type="float">
            <text:p>466.297981500626</text:p>
          </table:table-cell>
        </table:table-row>
        <table:table-row table:style-name="ro1">
          <table:table-cell table:formula="of:=[.A19]" office:value-type="float" office:value="17" calcext:value-type="float">
            <text:p>17</text:p>
          </table:table-cell>
          <table:table-cell table:formula="of:=[.$B19]*[.B$31]" office:value-type="float" office:value="0.0893945797602646" calcext:value-type="float">
            <text:p>0.0893945797602646</text:p>
          </table:table-cell>
          <table:table-cell table:formula="of:=[.$B19]*[.C$31]" office:value-type="float" office:value="0.178789159520529" calcext:value-type="float">
            <text:p>0.178789159520529</text:p>
          </table:table-cell>
          <table:table-cell table:formula="of:=[.$B19]*[.D$31]" office:value-type="float" office:value="0.357578319041058" calcext:value-type="float">
            <text:p>0.357578319041058</text:p>
          </table:table-cell>
          <table:table-cell table:formula="of:=[.$B19]*[.E$31]" office:value-type="float" office:value="0.715156638082117" calcext:value-type="float">
            <text:p>0.715156638082117</text:p>
          </table:table-cell>
          <table:table-cell table:formula="of:=[.$B19]*[.F$31]" office:value-type="float" office:value="1.43031327616423" calcext:value-type="float">
            <text:p>1.43031327616423</text:p>
          </table:table-cell>
          <table:table-cell table:formula="of:=[.$B19]*[.G$31]" office:value-type="float" office:value="2.86062655232847" calcext:value-type="float">
            <text:p>2.86062655232847</text:p>
          </table:table-cell>
          <table:table-cell table:formula="of:=[.$B19]*[.H$31]" office:value-type="float" office:value="5.72125310465693" calcext:value-type="float">
            <text:p>5.72125310465693</text:p>
          </table:table-cell>
          <table:table-cell table:formula="of:=[.$B19]*[.I$31]" office:value-type="float" office:value="11.4425062093139" calcext:value-type="float">
            <text:p>11.4425062093139</text:p>
          </table:table-cell>
          <table:table-cell table:formula="of:=[.$B19]*[.J$31]" office:value-type="float" office:value="22.8850124186277" calcext:value-type="float">
            <text:p>22.8850124186277</text:p>
          </table:table-cell>
          <table:table-cell table:formula="of:=[.$B19]*[.K$31]" office:value-type="float" office:value="45.7700248372555" calcext:value-type="float">
            <text:p>45.7700248372555</text:p>
          </table:table-cell>
          <table:table-cell table:formula="of:=[.$B19]*[.L$31]" office:value-type="float" office:value="91.540049674511" calcext:value-type="float">
            <text:p>91.540049674511</text:p>
          </table:table-cell>
          <table:table-cell table:formula="of:=[.$B19]*[.M$31]" office:value-type="float" office:value="183.080099349022" calcext:value-type="float">
            <text:p>183.080099349022</text:p>
          </table:table-cell>
          <table:table-cell table:formula="of:=[.$B19]*[.N$31]" office:value-type="float" office:value="366.160198698044" calcext:value-type="float">
            <text:p>366.160198698044</text:p>
          </table:table-cell>
          <table:table-cell table:formula="of:=[.$B19]*[.O$31]" office:value-type="float" office:value="732.320397396088" calcext:value-type="float">
            <text:p>732.320397396088</text:p>
          </table:table-cell>
        </table:table-row>
        <table:table-row table:style-name="ro1">
          <table:table-cell table:formula="of:=[.A20]" office:value-type="float" office:value="18" calcext:value-type="float">
            <text:p>18</text:p>
          </table:table-cell>
          <table:table-cell table:formula="of:=[.$B20]*[.B$31]" office:value-type="float" office:value="0.143201928680064" calcext:value-type="float">
            <text:p>0.143201928680064</text:p>
          </table:table-cell>
          <table:table-cell table:formula="of:=[.$B20]*[.C$31]" office:value-type="float" office:value="0.286403857360128" calcext:value-type="float">
            <text:p>0.286403857360128</text:p>
          </table:table-cell>
          <table:table-cell table:formula="of:=[.$B20]*[.D$31]" office:value-type="float" office:value="0.572807714720257" calcext:value-type="float">
            <text:p>0.572807714720257</text:p>
          </table:table-cell>
          <table:table-cell table:formula="of:=[.$B20]*[.E$31]" office:value-type="float" office:value="1.14561542944051" calcext:value-type="float">
            <text:p>1.14561542944051</text:p>
          </table:table-cell>
          <table:table-cell table:formula="of:=[.$B20]*[.F$31]" office:value-type="float" office:value="2.29123085888103" calcext:value-type="float">
            <text:p>2.29123085888103</text:p>
          </table:table-cell>
          <table:table-cell table:formula="of:=[.$B20]*[.G$31]" office:value-type="float" office:value="4.58246171776205" calcext:value-type="float">
            <text:p>4.58246171776205</text:p>
          </table:table-cell>
          <table:table-cell table:formula="of:=[.$B20]*[.H$31]" office:value-type="float" office:value="9.16492343552411" calcext:value-type="float">
            <text:p>9.16492343552411</text:p>
          </table:table-cell>
          <table:table-cell table:formula="of:=[.$B20]*[.I$31]" office:value-type="float" office:value="18.3298468710482" calcext:value-type="float">
            <text:p>18.3298468710482</text:p>
          </table:table-cell>
          <table:table-cell table:formula="of:=[.$B20]*[.J$31]" office:value-type="float" office:value="36.6596937420964" calcext:value-type="float">
            <text:p>36.6596937420964</text:p>
          </table:table-cell>
          <table:table-cell table:formula="of:=[.$B20]*[.K$31]" office:value-type="float" office:value="73.3193874841929" calcext:value-type="float">
            <text:p>73.3193874841929</text:p>
          </table:table-cell>
          <table:table-cell table:formula="of:=[.$B20]*[.L$31]" office:value-type="float" office:value="146.638774968386" calcext:value-type="float">
            <text:p>146.638774968386</text:p>
          </table:table-cell>
          <table:table-cell table:formula="of:=[.$B20]*[.M$31]" office:value-type="float" office:value="293.277549936771" calcext:value-type="float">
            <text:p>293.277549936771</text:p>
          </table:table-cell>
          <table:table-cell table:formula="of:=[.$B20]*[.N$31]" office:value-type="float" office:value="586.555099873543" calcext:value-type="float">
            <text:p>586.555099873543</text:p>
          </table:table-cell>
          <table:table-cell table:formula="of:=[.$B20]*[.O$31]" office:value-type="float" office:value="1173.11019974709" calcext:value-type="float">
            <text:p>1173.11019974709</text:p>
          </table:table-cell>
        </table:table-row>
        <table:table-row table:style-name="ro1">
          <table:table-cell table:formula="of:=[.A21]" office:value-type="float" office:value="19" calcext:value-type="float">
            <text:p>19</text:p>
          </table:table-cell>
          <table:table-cell table:formula="of:=[.$B21]*[.B$31]" office:value-type="float" office:value="0.225735091279494" calcext:value-type="float">
            <text:p>0.225735091279494</text:p>
          </table:table-cell>
          <table:table-cell table:formula="of:=[.$B21]*[.C$31]" office:value-type="float" office:value="0.451470182558987" calcext:value-type="float">
            <text:p>0.451470182558987</text:p>
          </table:table-cell>
          <table:table-cell table:formula="of:=[.$B21]*[.D$31]" office:value-type="float" office:value="0.902940365117975" calcext:value-type="float">
            <text:p>0.902940365117975</text:p>
          </table:table-cell>
          <table:table-cell table:formula="of:=[.$B21]*[.E$31]" office:value-type="float" office:value="1.80588073023595" calcext:value-type="float">
            <text:p>1.80588073023595</text:p>
          </table:table-cell>
          <table:table-cell table:formula="of:=[.$B21]*[.F$31]" office:value-type="float" office:value="3.6117614604719" calcext:value-type="float">
            <text:p>3.6117614604719</text:p>
          </table:table-cell>
          <table:table-cell table:formula="of:=[.$B21]*[.G$31]" office:value-type="float" office:value="7.2235229209438" calcext:value-type="float">
            <text:p>7.2235229209438</text:p>
          </table:table-cell>
          <table:table-cell table:formula="of:=[.$B21]*[.H$31]" office:value-type="float" office:value="14.4470458418876" calcext:value-type="float">
            <text:p>14.4470458418876</text:p>
          </table:table-cell>
          <table:table-cell table:formula="of:=[.$B21]*[.I$31]" office:value-type="float" office:value="28.8940916837752" calcext:value-type="float">
            <text:p>28.8940916837752</text:p>
          </table:table-cell>
          <table:table-cell table:formula="of:=[.$B21]*[.J$31]" office:value-type="float" office:value="57.7881833675504" calcext:value-type="float">
            <text:p>57.7881833675504</text:p>
          </table:table-cell>
          <table:table-cell table:formula="of:=[.$B21]*[.K$31]" office:value-type="float" office:value="115.576366735101" calcext:value-type="float">
            <text:p>115.576366735101</text:p>
          </table:table-cell>
          <table:table-cell table:formula="of:=[.$B21]*[.L$31]" office:value-type="float" office:value="231.152733470201" calcext:value-type="float">
            <text:p>231.152733470201</text:p>
          </table:table-cell>
          <table:table-cell table:formula="of:=[.$B21]*[.M$31]" office:value-type="float" office:value="462.305466940403" calcext:value-type="float">
            <text:p>462.305466940403</text:p>
          </table:table-cell>
          <table:table-cell table:formula="of:=[.$B21]*[.N$31]" office:value-type="float" office:value="924.610933880806" calcext:value-type="float">
            <text:p>924.610933880806</text:p>
          </table:table-cell>
          <table:table-cell table:formula="of:=[.$B21]*[.O$31]" office:value-type="float" office:value="1849.22186776161" calcext:value-type="float">
            <text:p>1849.22186776161</text:p>
          </table:table-cell>
        </table:table-row>
        <table:table-row table:style-name="ro1">
          <table:table-cell table:formula="of:=[.A22]" office:value-type="float" office:value="20" calcext:value-type="float">
            <text:p>20</text:p>
          </table:table-cell>
          <table:table-cell table:formula="of:=[.$B22]*[.B$31]" office:value-type="float" office:value="0.608703792559681" calcext:value-type="float">
            <text:p>0.608703792559681</text:p>
          </table:table-cell>
          <table:table-cell table:formula="of:=[.$B22]*[.C$31]" office:value-type="float" office:value="1.21740758511936" calcext:value-type="float">
            <text:p>1.21740758511936</text:p>
          </table:table-cell>
          <table:table-cell table:formula="of:=[.$B22]*[.D$31]" office:value-type="float" office:value="2.43481517023873" calcext:value-type="float">
            <text:p>2.43481517023873</text:p>
          </table:table-cell>
          <table:table-cell table:formula="of:=[.$B22]*[.E$31]" office:value-type="float" office:value="4.86963034047745" calcext:value-type="float">
            <text:p>4.86963034047745</text:p>
          </table:table-cell>
          <table:table-cell table:formula="of:=[.$B22]*[.F$31]" office:value-type="float" office:value="9.7392606809549" calcext:value-type="float">
            <text:p>9.7392606809549</text:p>
          </table:table-cell>
          <table:table-cell table:formula="of:=[.$B22]*[.G$31]" office:value-type="float" office:value="19.4785213619098" calcext:value-type="float">
            <text:p>19.4785213619098</text:p>
          </table:table-cell>
          <table:table-cell table:formula="of:=[.$B22]*[.H$31]" office:value-type="float" office:value="38.9570427238196" calcext:value-type="float">
            <text:p>38.9570427238196</text:p>
          </table:table-cell>
          <table:table-cell table:formula="of:=[.$B22]*[.I$31]" office:value-type="float" office:value="77.9140854476392" calcext:value-type="float">
            <text:p>77.9140854476392</text:p>
          </table:table-cell>
          <table:table-cell table:formula="of:=[.$B22]*[.J$31]" office:value-type="float" office:value="155.828170895278" calcext:value-type="float">
            <text:p>155.828170895278</text:p>
          </table:table-cell>
          <table:table-cell table:formula="of:=[.$B22]*[.K$31]" office:value-type="float" office:value="311.656341790557" calcext:value-type="float">
            <text:p>311.656341790557</text:p>
          </table:table-cell>
          <table:table-cell table:formula="of:=[.$B22]*[.L$31]" office:value-type="float" office:value="623.312683581114" calcext:value-type="float">
            <text:p>623.312683581114</text:p>
          </table:table-cell>
          <table:table-cell table:formula="of:=[.$B22]*[.M$31]" office:value-type="float" office:value="1246.62536716223" calcext:value-type="float">
            <text:p>1246.62536716223</text:p>
          </table:table-cell>
          <table:table-cell table:formula="of:=[.$B22]*[.N$31]" office:value-type="float" office:value="2493.25073432446" calcext:value-type="float">
            <text:p>2493.25073432446</text:p>
          </table:table-cell>
          <table:table-cell table:formula="of:=[.$B22]*[.O$31]" office:value-type="float" office:value="4986.50146864891" calcext:value-type="float">
            <text:p>4986.50146864891</text:p>
          </table:table-cell>
        </table:table-row>
        <table:table-row table:style-name="ro1">
          <table:table-cell table:formula="of:=[.A23]" office:value-type="float" office:value="21" calcext:value-type="float">
            <text:p>21</text:p>
          </table:table-cell>
          <table:table-cell table:formula="of:=[.$B23]*[.B$31]" office:value-type="float" office:value="1.61609608320054" calcext:value-type="float">
            <text:p>1.61609608320054</text:p>
          </table:table-cell>
          <table:table-cell table:formula="of:=[.$B23]*[.C$31]" office:value-type="float" office:value="3.23219216640107" calcext:value-type="float">
            <text:p>3.23219216640107</text:p>
          </table:table-cell>
          <table:table-cell table:formula="of:=[.$B23]*[.D$31]" office:value-type="float" office:value="6.46438433280215" calcext:value-type="float">
            <text:p>6.46438433280215</text:p>
          </table:table-cell>
          <table:table-cell table:formula="of:=[.$B23]*[.E$31]" office:value-type="float" office:value="12.9287686656043" calcext:value-type="float">
            <text:p>12.9287686656043</text:p>
          </table:table-cell>
          <table:table-cell table:formula="of:=[.$B23]*[.F$31]" office:value-type="float" office:value="25.8575373312086" calcext:value-type="float">
            <text:p>25.8575373312086</text:p>
          </table:table-cell>
          <table:table-cell table:formula="of:=[.$B23]*[.G$31]" office:value-type="float" office:value="51.7150746624172" calcext:value-type="float">
            <text:p>51.7150746624172</text:p>
          </table:table-cell>
          <table:table-cell table:formula="of:=[.$B23]*[.H$31]" office:value-type="float" office:value="103.430149324834" calcext:value-type="float">
            <text:p>103.430149324834</text:p>
          </table:table-cell>
          <table:table-cell table:formula="of:=[.$B23]*[.I$31]" office:value-type="float" office:value="206.860298649669" calcext:value-type="float">
            <text:p>206.860298649669</text:p>
          </table:table-cell>
          <table:table-cell table:formula="of:=[.$B23]*[.J$31]" office:value-type="float" office:value="413.720597299337" calcext:value-type="float">
            <text:p>413.720597299337</text:p>
          </table:table-cell>
          <table:table-cell table:formula="of:=[.$B23]*[.K$31]" office:value-type="float" office:value="827.441194598675" calcext:value-type="float">
            <text:p>827.441194598675</text:p>
          </table:table-cell>
          <table:table-cell table:formula="of:=[.$B23]*[.L$31]" office:value-type="float" office:value="1654.88238919735" calcext:value-type="float">
            <text:p>1654.88238919735</text:p>
          </table:table-cell>
          <table:table-cell table:formula="of:=[.$B23]*[.M$31]" office:value-type="float" office:value="3309.7647783947" calcext:value-type="float">
            <text:p>3309.7647783947</text:p>
          </table:table-cell>
          <table:table-cell table:formula="of:=[.$B23]*[.N$31]" office:value-type="float" office:value="6619.5295567894" calcext:value-type="float">
            <text:p>6619.5295567894</text:p>
          </table:table-cell>
          <table:table-cell table:formula="of:=[.$B23]*[.O$31]" office:value-type="float" office:value="13239.0591135788" calcext:value-type="float">
            <text:p>13239.0591135788</text:p>
          </table:table-cell>
        </table:table-row>
        <table:table-row table:style-name="ro1">
          <table:table-cell table:formula="of:=[.A24]" office:value-type="float" office:value="22" calcext:value-type="float">
            <text:p>22</text:p>
          </table:table-cell>
          <table:table-cell table:formula="of:=[.$B24]*[.B$31]" office:value-type="float" office:value="3.38706067600055" calcext:value-type="float">
            <text:p>3.38706067600055</text:p>
          </table:table-cell>
          <table:table-cell table:formula="of:=[.$B24]*[.C$31]" office:value-type="float" office:value="6.77412135200109" calcext:value-type="float">
            <text:p>6.77412135200109</text:p>
          </table:table-cell>
          <table:table-cell table:formula="of:=[.$B24]*[.D$31]" office:value-type="float" office:value="13.5482427040022" calcext:value-type="float">
            <text:p>13.5482427040022</text:p>
          </table:table-cell>
          <table:table-cell table:formula="of:=[.$B24]*[.E$31]" office:value-type="float" office:value="27.0964854080044" calcext:value-type="float">
            <text:p>27.0964854080044</text:p>
          </table:table-cell>
          <table:table-cell table:formula="of:=[.$B24]*[.F$31]" office:value-type="float" office:value="54.1929708160088" calcext:value-type="float">
            <text:p>54.1929708160088</text:p>
          </table:table-cell>
          <table:table-cell table:formula="of:=[.$B24]*[.G$31]" office:value-type="float" office:value="108.385941632018" calcext:value-type="float">
            <text:p>108.385941632018</text:p>
          </table:table-cell>
          <table:table-cell table:formula="of:=[.$B24]*[.H$31]" office:value-type="float" office:value="216.771883264035" calcext:value-type="float">
            <text:p>216.771883264035</text:p>
          </table:table-cell>
          <table:table-cell table:formula="of:=[.$B24]*[.I$31]" office:value-type="float" office:value="433.54376652807" calcext:value-type="float">
            <text:p>433.54376652807</text:p>
          </table:table-cell>
          <table:table-cell table:formula="of:=[.$B24]*[.J$31]" office:value-type="float" office:value="867.08753305614" calcext:value-type="float">
            <text:p>867.08753305614</text:p>
          </table:table-cell>
          <table:table-cell table:formula="of:=[.$B24]*[.K$31]" office:value-type="float" office:value="1734.17506611228" calcext:value-type="float">
            <text:p>1734.17506611228</text:p>
          </table:table-cell>
          <table:table-cell table:formula="of:=[.$B24]*[.L$31]" office:value-type="float" office:value="3468.35013222456" calcext:value-type="float">
            <text:p>3468.35013222456</text:p>
          </table:table-cell>
          <table:table-cell table:formula="of:=[.$B24]*[.M$31]" office:value-type="float" office:value="6936.70026444912" calcext:value-type="float">
            <text:p>6936.70026444912</text:p>
          </table:table-cell>
          <table:table-cell table:formula="of:=[.$B24]*[.N$31]" office:value-type="float" office:value="13873.4005288982" calcext:value-type="float">
            <text:p>13873.4005288982</text:p>
          </table:table-cell>
          <table:table-cell table:formula="of:=[.$B24]*[.O$31]" office:value-type="float" office:value="27746.8010577965" calcext:value-type="float">
            <text:p>27746.8010577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9:21:21.509627461</dc:date>
    <meta:editing-duration>PT36M16S</meta:editing-duration>
    <meta:editing-cycles>4</meta:editing-cycles>
    <meta:generator>LibreOffice/7.2.6.2$Linux_X86_64 LibreOffice_project/20$Build-2</meta:generator>
    <meta:document-statistic meta:table-count="1" meta:cell-count="4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23cm" svg:height="12.036cm" xlink:href=".." xlink:type="simple" chart:class="chart:line" chart:style-name="ch1">
        <chart:title svg:x="7.694cm" svg:y="0.376cm" chart:style-name="ch2">
          <text:p>Time to Caclulate Nonce</text:p>
        </chart:title>
        <chart:plot-area chart:style-name="ch3" table:cell-range-address="hash_nonce_size.A1:hash_nonce_size.B24" chart:data-source-has-labels="both" svg:x="1.419cm" svg:y="1.395cm" svg:width="18.596cm" svg:height="9.42cm">
          <chart:coordinate-region svg:x="3.046cm" svg:y="1.594cm" svg:width="16.676cm" svg:height="8.574cm"/>
          <chart:axis chart:dimension="x" chart:name="primary-x" chart:style-name="ch4" chartooo:axis-type="auto">
            <chartooo:date-scale/>
            <chart:title svg:x="9.257cm" svg:y="11.055cm" chart:style-name="ch5">
              <text:p># Leading Zero Bits</text:p>
            </chart:title>
            <chart:categories table:cell-range-address="hash_nonce_size.A2:hash_nonce_size.A24"/>
            <chart:grid chart:style-name="ch6" chart:class="major"/>
          </chart:axis>
          <chart:axis chart:dimension="y" chart:name="primary-y" chart:style-name="ch7">
            <chart:title svg:x="0.451cm" svg:y="6.797cm" chart:style-name="ch8">
              <text:p>Seconds</text:p>
            </chart:title>
            <chart:grid chart:style-name="ch6" chart:class="major"/>
          </chart:axis>
          <chart:series chart:style-name="ch9" chart:values-cell-range-address="hash_nonce_size.B2:hash_nonce_size.B24" chart:label-cell-address="hash_nonce_size.B1:hash_nonce_size.B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conds_per_hash</text:p>
                <draw:g>
                  <svg:desc>hash_nonce_size.B1:hash_nonce_size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ash_nonce_size.A2:hash_nonce_size.A24</svg:desc>
                </draw:g>
              </table:table-cell>
              <table:table-cell office:value-type="float" office:value="0.00000123361537605524">
                <text:p>0.00000123361537605524</text:p>
                <draw:g>
                  <svg:desc>hash_nonce_size.B2:hash_nonce_size.B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227984211198054">
                <text:p>0.000002279842111980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353468150389381">
                <text:p>0.000003534681503893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648976176045835">
                <text:p>0.000006489761760458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03168965596706">
                <text:p>0.0000103168965596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282125723222271">
                <text:p>0.00002821257232222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434410443995148">
                <text:p>0.00004344104439951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93584746401757">
                <text:p>0.0000935847464017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34546324401163">
                <text:p>0.0001345463244011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330448565608822">
                <text:p>0.0003304485656088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80481212050654">
                <text:p>0.0008804812120506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50068651209585">
                <text:p>0.002500686512095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4811900180066">
                <text:p>0.0048119001800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637946695962455">
                <text:p>0.006379466959624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47654810396489">
                <text:p>0.01476548103964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52473604003899">
                <text:p>0.0352473604003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69211403199006">
                <text:p>0.05692114031990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93945797602646">
                <text:p>0.08939457976026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43201928680064">
                <text:p>0.1432019286800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5735091279494">
                <text:p>0.2257350912794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8703792559681">
                <text:p>0.6087037925596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61609608320054">
                <text:p>1.616096083200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38706067600055">
                <text:p>3.38706067600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958cm" svg:height="16.602cm" xlink:href=".." xlink:type="simple" chart:class="chart:line" chart:style-name="ch1">
        <chart:title svg:x="14.528cm" svg:y="0.468cm" chart:style-name="ch2">
          <text:p>Time to Calculate Chain</text:p>
        </chart:title>
        <chart:legend chart:legend-position="end" svg:x="32.244cm" svg:y="2.524cm" style:legend-expansion="high" chart:style-name="ch3"/>
        <chart:plot-area chart:style-name="ch4" table:cell-range-address="hash_nonce_size.A31:hash_nonce_size.O54" chart:data-source-has-labels="both" svg:x="1.69cm" svg:y="1.579cm" svg:width="29.875cm" svg:height="13.71cm">
          <chart:coordinate-region svg:x="3.343cm" svg:y="1.778cm" svg:width="27.85cm" svg:height="12.864cm"/>
          <chart:axis chart:dimension="x" chart:name="primary-x" chart:style-name="ch5" chartooo:axis-type="auto">
            <chartooo:date-scale/>
            <chart:title svg:x="15.789cm" svg:y="15.621cm" chart:style-name="ch6">
              <text:p># of Blocks</text:p>
            </chart:title>
            <chart:categories table:cell-range-address="hash_nonce_size.B31:hash_nonce_size.O31"/>
            <chart:grid chart:style-name="ch7" chart:class="major"/>
          </chart:axis>
          <chart:axis chart:dimension="y" chart:name="primary-y" chart:style-name="ch8">
            <chart:title svg:x="0.451cm" svg:y="9.126cm" chart:style-name="ch9">
              <text:p>Seconds</text:p>
            </chart:title>
            <chart:grid chart:style-name="ch7" chart:class="major"/>
          </chart:axis>
          <chart:series chart:style-name="ch10" chart:values-cell-range-address="hash_nonce_size.B32:hash_nonce_size.O32" chart:label-cell-address="hash_nonce_size.A32:hash_nonce_size.A32" chart:class="chart:line">
            <chart:data-point chart:repeated="14"/>
          </chart:series>
          <chart:series chart:style-name="ch11" chart:values-cell-range-address="hash_nonce_size.B33:hash_nonce_size.O33" chart:label-cell-address="hash_nonce_size.A33:hash_nonce_size.A33" chart:class="chart:line">
            <chart:data-point chart:repeated="14"/>
          </chart:series>
          <chart:series chart:style-name="ch12" chart:values-cell-range-address="hash_nonce_size.B34:hash_nonce_size.O34" chart:label-cell-address="hash_nonce_size.A34:hash_nonce_size.A34" chart:class="chart:line">
            <chart:data-point chart:repeated="14"/>
          </chart:series>
          <chart:series chart:style-name="ch13" chart:values-cell-range-address="hash_nonce_size.B35:hash_nonce_size.O35" chart:label-cell-address="hash_nonce_size.A35:hash_nonce_size.A35" chart:class="chart:line">
            <chart:data-point chart:repeated="14"/>
          </chart:series>
          <chart:series chart:style-name="ch14" chart:values-cell-range-address="hash_nonce_size.B36:hash_nonce_size.O36" chart:label-cell-address="hash_nonce_size.A36:hash_nonce_size.A36" chart:class="chart:line">
            <chart:data-point chart:repeated="14"/>
          </chart:series>
          <chart:series chart:style-name="ch15" chart:values-cell-range-address="hash_nonce_size.B37:hash_nonce_size.O37" chart:label-cell-address="hash_nonce_size.A37:hash_nonce_size.A37" chart:class="chart:line">
            <chart:data-point chart:repeated="14"/>
          </chart:series>
          <chart:series chart:style-name="ch16" chart:values-cell-range-address="hash_nonce_size.B38:hash_nonce_size.O38" chart:label-cell-address="hash_nonce_size.A38:hash_nonce_size.A38" chart:class="chart:line">
            <chart:data-point chart:repeated="14"/>
          </chart:series>
          <chart:series chart:style-name="ch17" chart:values-cell-range-address="hash_nonce_size.B39:hash_nonce_size.O39" chart:label-cell-address="hash_nonce_size.A39:hash_nonce_size.A39" chart:class="chart:line">
            <chart:data-point chart:repeated="14"/>
          </chart:series>
          <chart:series chart:style-name="ch18" chart:values-cell-range-address="hash_nonce_size.B40:hash_nonce_size.O40" chart:label-cell-address="hash_nonce_size.A40:hash_nonce_size.A40" chart:class="chart:line">
            <chart:data-point chart:repeated="14"/>
          </chart:series>
          <chart:series chart:style-name="ch19" chart:values-cell-range-address="hash_nonce_size.B41:hash_nonce_size.O41" chart:label-cell-address="hash_nonce_size.A41:hash_nonce_size.A41" chart:class="chart:line">
            <chart:data-point chart:repeated="14"/>
          </chart:series>
          <chart:series chart:style-name="ch20" chart:values-cell-range-address="hash_nonce_size.B42:hash_nonce_size.O42" chart:label-cell-address="hash_nonce_size.A42:hash_nonce_size.A42" chart:class="chart:line">
            <chart:data-point chart:repeated="14"/>
          </chart:series>
          <chart:series chart:style-name="ch21" chart:values-cell-range-address="hash_nonce_size.B43:hash_nonce_size.O43" chart:label-cell-address="hash_nonce_size.A43:hash_nonce_size.A43" chart:class="chart:line">
            <chart:data-point chart:repeated="14"/>
          </chart:series>
          <chart:series chart:style-name="ch22" chart:values-cell-range-address="hash_nonce_size.B44:hash_nonce_size.O44" chart:label-cell-address="hash_nonce_size.A44:hash_nonce_size.A44" chart:class="chart:line">
            <chart:data-point chart:repeated="14"/>
          </chart:series>
          <chart:series chart:style-name="ch23" chart:values-cell-range-address="hash_nonce_size.B45:hash_nonce_size.O45" chart:label-cell-address="hash_nonce_size.A45:hash_nonce_size.A45" chart:class="chart:line">
            <chart:data-point chart:repeated="14"/>
          </chart:series>
          <chart:series chart:style-name="ch24" chart:values-cell-range-address="hash_nonce_size.B46:hash_nonce_size.O46" chart:label-cell-address="hash_nonce_size.A46:hash_nonce_size.A46" chart:class="chart:line">
            <chart:data-point chart:repeated="14"/>
          </chart:series>
          <chart:series chart:style-name="ch13" chart:values-cell-range-address="hash_nonce_size.B47:hash_nonce_size.O47" chart:label-cell-address="hash_nonce_size.A47:hash_nonce_size.A47" chart:class="chart:line">
            <chart:data-point chart:repeated="14"/>
          </chart:series>
          <chart:series chart:style-name="ch14" chart:values-cell-range-address="hash_nonce_size.B48:hash_nonce_size.O48" chart:label-cell-address="hash_nonce_size.A48:hash_nonce_size.A48" chart:class="chart:line">
            <chart:data-point chart:repeated="14"/>
          </chart:series>
          <chart:series chart:style-name="ch15" chart:values-cell-range-address="hash_nonce_size.B49:hash_nonce_size.O49" chart:label-cell-address="hash_nonce_size.A49:hash_nonce_size.A49" chart:class="chart:line">
            <chart:data-point chart:repeated="14"/>
          </chart:series>
          <chart:series chart:style-name="ch16" chart:values-cell-range-address="hash_nonce_size.B50:hash_nonce_size.O50" chart:label-cell-address="hash_nonce_size.A50:hash_nonce_size.A50" chart:class="chart:line">
            <chart:data-point chart:repeated="14"/>
          </chart:series>
          <chart:series chart:style-name="ch17" chart:values-cell-range-address="hash_nonce_size.B51:hash_nonce_size.O51" chart:label-cell-address="hash_nonce_size.A51:hash_nonce_size.A51" chart:class="chart:line">
            <chart:data-point chart:repeated="14"/>
          </chart:series>
          <chart:series chart:style-name="ch18" chart:values-cell-range-address="hash_nonce_size.B52:hash_nonce_size.O52" chart:label-cell-address="hash_nonce_size.A52:hash_nonce_size.A52" chart:class="chart:line">
            <chart:data-point chart:repeated="14"/>
          </chart:series>
          <chart:series chart:style-name="ch19" chart:values-cell-range-address="hash_nonce_size.B53:hash_nonce_size.O53" chart:label-cell-address="hash_nonce_size.A53:hash_nonce_size.A53" chart:class="chart:line">
            <chart:data-point chart:repeated="14"/>
          </chart:series>
          <chart:series chart:style-name="ch20" chart:values-cell-range-address="hash_nonce_size.B54:hash_nonce_size.O54" chart:label-cell-address="hash_nonce_size.A54:hash_nonce_size.A54" chart:class="chart:line">
            <chart:data-point chart:repeated="1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sh_nonce_size.B31:hash_nonce_size.O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ash_nonce_size.A32:hash_nonce_size.A32</svg:desc>
                </draw:g>
              </table:table-cell>
              <table:table-cell office:value-type="float" office:value="0.00000123361537605524">
                <text:p>0.00000123361537605524</text:p>
                <draw:g>
                  <svg:desc>hash_nonce_size.B32:hash_nonce_size.O32</svg:desc>
                </draw:g>
              </table:table-cell>
              <table:table-cell office:value-type="float" office:value="0.00000246723075211048">
                <text:p>0.00000246723075211048</text:p>
              </table:table-cell>
              <table:table-cell office:value-type="float" office:value="0.00000493446150422096">
                <text:p>0.00000493446150422096</text:p>
              </table:table-cell>
              <table:table-cell office:value-type="float" office:value="0.00000986892300844193">
                <text:p>0.00000986892300844193</text:p>
              </table:table-cell>
              <table:table-cell office:value-type="float" office:value="0.0000197378460168838">
                <text:p>0.0000197378460168838</text:p>
              </table:table-cell>
              <table:table-cell office:value-type="float" office:value="0.0000394756920337677">
                <text:p>0.0000394756920337677</text:p>
              </table:table-cell>
              <table:table-cell office:value-type="float" office:value="0.0000789513840675354">
                <text:p>0.0000789513840675354</text:p>
              </table:table-cell>
              <table:table-cell office:value-type="float" office:value="0.000157902768135071">
                <text:p>0.000157902768135071</text:p>
              </table:table-cell>
              <table:table-cell office:value-type="float" office:value="0.000315805536270142">
                <text:p>0.000315805536270142</text:p>
              </table:table-cell>
              <table:table-cell office:value-type="float" office:value="0.000631611072540283">
                <text:p>0.000631611072540283</text:p>
              </table:table-cell>
              <table:table-cell office:value-type="float" office:value="0.00126322214508057">
                <text:p>0.00126322214508057</text:p>
              </table:table-cell>
              <table:table-cell office:value-type="float" office:value="0.00252644429016113">
                <text:p>0.00252644429016113</text:p>
              </table:table-cell>
              <table:table-cell office:value-type="float" office:value="0.00505288858032227">
                <text:p>0.00505288858032227</text:p>
              </table:table-cell>
              <table:table-cell office:value-type="float" office:value="0.0101057771606445">
                <text:p>0.0101057771606445</text:p>
              </table:table-cell>
            </table:table-row>
            <table:table-row>
              <table:table-cell office:value-type="string">
                <text:p>1</text:p>
                <draw:g>
                  <svg:desc>hash_nonce_size.A33:hash_nonce_size.A33</svg:desc>
                </draw:g>
              </table:table-cell>
              <table:table-cell office:value-type="float" office:value="0.00000227984211198054">
                <text:p>0.00000227984211198054</text:p>
                <draw:g>
                  <svg:desc>hash_nonce_size.B33:hash_nonce_size.O33</svg:desc>
                </draw:g>
              </table:table-cell>
              <table:table-cell office:value-type="float" office:value="0.00000455968422396109">
                <text:p>0.00000455968422396109</text:p>
              </table:table-cell>
              <table:table-cell office:value-type="float" office:value="0.00000911936844792217">
                <text:p>0.00000911936844792217</text:p>
              </table:table-cell>
              <table:table-cell office:value-type="float" office:value="0.0000182387368958443">
                <text:p>0.0000182387368958443</text:p>
              </table:table-cell>
              <table:table-cell office:value-type="float" office:value="0.0000364774737916887">
                <text:p>0.0000364774737916887</text:p>
              </table:table-cell>
              <table:table-cell office:value-type="float" office:value="0.0000729549475833774">
                <text:p>0.0000729549475833774</text:p>
              </table:table-cell>
              <table:table-cell office:value-type="float" office:value="0.000145909895166755">
                <text:p>0.000145909895166755</text:p>
              </table:table-cell>
              <table:table-cell office:value-type="float" office:value="0.000291819790333509">
                <text:p>0.000291819790333509</text:p>
              </table:table-cell>
              <table:table-cell office:value-type="float" office:value="0.000583639580667019">
                <text:p>0.000583639580667019</text:p>
              </table:table-cell>
              <table:table-cell office:value-type="float" office:value="0.00116727916133404">
                <text:p>0.00116727916133404</text:p>
              </table:table-cell>
              <table:table-cell office:value-type="float" office:value="0.00233455832266808">
                <text:p>0.00233455832266808</text:p>
              </table:table-cell>
              <table:table-cell office:value-type="float" office:value="0.00466911664533615">
                <text:p>0.00466911664533615</text:p>
              </table:table-cell>
              <table:table-cell office:value-type="float" office:value="0.0093382332906723">
                <text:p>0.0093382332906723</text:p>
              </table:table-cell>
              <table:table-cell office:value-type="float" office:value="0.0186764665813446">
                <text:p>0.0186764665813446</text:p>
              </table:table-cell>
            </table:table-row>
            <table:table-row>
              <table:table-cell office:value-type="string">
                <text:p>2</text:p>
                <draw:g>
                  <svg:desc>hash_nonce_size.A34:hash_nonce_size.A34</svg:desc>
                </draw:g>
              </table:table-cell>
              <table:table-cell office:value-type="float" office:value="0.00000353468150389381">
                <text:p>0.00000353468150389381</text:p>
                <draw:g>
                  <svg:desc>hash_nonce_size.B34:hash_nonce_size.O34</svg:desc>
                </draw:g>
              </table:table-cell>
              <table:table-cell office:value-type="float" office:value="0.00000706936300778762">
                <text:p>0.00000706936300778762</text:p>
              </table:table-cell>
              <table:table-cell office:value-type="float" office:value="0.0000141387260155752">
                <text:p>0.0000141387260155752</text:p>
              </table:table-cell>
              <table:table-cell office:value-type="float" office:value="0.0000282774520311505">
                <text:p>0.0000282774520311505</text:p>
              </table:table-cell>
              <table:table-cell office:value-type="float" office:value="0.0000565549040623009">
                <text:p>0.0000565549040623009</text:p>
              </table:table-cell>
              <table:table-cell office:value-type="float" office:value="0.000113109808124602">
                <text:p>0.000113109808124602</text:p>
              </table:table-cell>
              <table:table-cell office:value-type="float" office:value="0.000226219616249204">
                <text:p>0.000226219616249204</text:p>
              </table:table-cell>
              <table:table-cell office:value-type="float" office:value="0.000452439232498407">
                <text:p>0.000452439232498407</text:p>
              </table:table-cell>
              <table:table-cell office:value-type="float" office:value="0.000904878464996815">
                <text:p>0.000904878464996815</text:p>
              </table:table-cell>
              <table:table-cell office:value-type="float" office:value="0.00180975692999363">
                <text:p>0.00180975692999363</text:p>
              </table:table-cell>
              <table:table-cell office:value-type="float" office:value="0.00361951385998726">
                <text:p>0.00361951385998726</text:p>
              </table:table-cell>
              <table:table-cell office:value-type="float" office:value="0.00723902771997452">
                <text:p>0.00723902771997452</text:p>
              </table:table-cell>
              <table:table-cell office:value-type="float" office:value="0.014478055439949">
                <text:p>0.014478055439949</text:p>
              </table:table-cell>
              <table:table-cell office:value-type="float" office:value="0.0289561108798981">
                <text:p>0.0289561108798981</text:p>
              </table:table-cell>
            </table:table-row>
            <table:table-row>
              <table:table-cell office:value-type="string">
                <text:p>3</text:p>
                <draw:g>
                  <svg:desc>hash_nonce_size.A35:hash_nonce_size.A35</svg:desc>
                </draw:g>
              </table:table-cell>
              <table:table-cell office:value-type="float" office:value="0.00000648976176045835">
                <text:p>0.00000648976176045835</text:p>
                <draw:g>
                  <svg:desc>hash_nonce_size.B35:hash_nonce_size.O35</svg:desc>
                </draw:g>
              </table:table-cell>
              <table:table-cell office:value-type="float" office:value="0.0000129795235209167">
                <text:p>0.0000129795235209167</text:p>
              </table:table-cell>
              <table:table-cell office:value-type="float" office:value="0.0000259590470418334">
                <text:p>0.0000259590470418334</text:p>
              </table:table-cell>
              <table:table-cell office:value-type="float" office:value="0.0000519180940836668">
                <text:p>0.0000519180940836668</text:p>
              </table:table-cell>
              <table:table-cell office:value-type="float" office:value="0.000103836188167334">
                <text:p>0.000103836188167334</text:p>
              </table:table-cell>
              <table:table-cell office:value-type="float" office:value="0.000207672376334667">
                <text:p>0.000207672376334667</text:p>
              </table:table-cell>
              <table:table-cell office:value-type="float" office:value="0.000415344752669334">
                <text:p>0.000415344752669334</text:p>
              </table:table-cell>
              <table:table-cell office:value-type="float" office:value="0.000830689505338669">
                <text:p>0.000830689505338669</text:p>
              </table:table-cell>
              <table:table-cell office:value-type="float" office:value="0.00166137901067734">
                <text:p>0.00166137901067734</text:p>
              </table:table-cell>
              <table:table-cell office:value-type="float" office:value="0.00332275802135468">
                <text:p>0.00332275802135468</text:p>
              </table:table-cell>
              <table:table-cell office:value-type="float" office:value="0.00664551604270935">
                <text:p>0.00664551604270935</text:p>
              </table:table-cell>
              <table:table-cell office:value-type="float" office:value="0.0132910320854187">
                <text:p>0.0132910320854187</text:p>
              </table:table-cell>
              <table:table-cell office:value-type="float" office:value="0.0265820641708374">
                <text:p>0.0265820641708374</text:p>
              </table:table-cell>
              <table:table-cell office:value-type="float" office:value="0.0531641283416748">
                <text:p>0.0531641283416748</text:p>
              </table:table-cell>
            </table:table-row>
            <table:table-row>
              <table:table-cell office:value-type="string">
                <text:p>4</text:p>
                <draw:g>
                  <svg:desc>hash_nonce_size.A36:hash_nonce_size.A36</svg:desc>
                </draw:g>
              </table:table-cell>
              <table:table-cell office:value-type="float" office:value="0.0000103168965596706">
                <text:p>0.0000103168965596706</text:p>
                <draw:g>
                  <svg:desc>hash_nonce_size.B36:hash_nonce_size.O36</svg:desc>
                </draw:g>
              </table:table-cell>
              <table:table-cell office:value-type="float" office:value="0.0000206337931193411">
                <text:p>0.0000206337931193411</text:p>
              </table:table-cell>
              <table:table-cell office:value-type="float" office:value="0.0000412675862386823">
                <text:p>0.0000412675862386823</text:p>
              </table:table-cell>
              <table:table-cell office:value-type="float" office:value="0.0000825351724773645">
                <text:p>0.0000825351724773645</text:p>
              </table:table-cell>
              <table:table-cell office:value-type="float" office:value="0.000165070344954729">
                <text:p>0.000165070344954729</text:p>
              </table:table-cell>
              <table:table-cell office:value-type="float" office:value="0.000330140689909458">
                <text:p>0.000330140689909458</text:p>
              </table:table-cell>
              <table:table-cell office:value-type="float" office:value="0.000660281379818916">
                <text:p>0.000660281379818916</text:p>
              </table:table-cell>
              <table:table-cell office:value-type="float" office:value="0.00132056275963783">
                <text:p>0.00132056275963783</text:p>
              </table:table-cell>
              <table:table-cell office:value-type="float" office:value="0.00264112551927567">
                <text:p>0.00264112551927567</text:p>
              </table:table-cell>
              <table:table-cell office:value-type="float" office:value="0.00528225103855133">
                <text:p>0.00528225103855133</text:p>
              </table:table-cell>
              <table:table-cell office:value-type="float" office:value="0.0105645020771027">
                <text:p>0.0105645020771027</text:p>
              </table:table-cell>
              <table:table-cell office:value-type="float" office:value="0.0211290041542053">
                <text:p>0.0211290041542053</text:p>
              </table:table-cell>
              <table:table-cell office:value-type="float" office:value="0.0422580083084106">
                <text:p>0.0422580083084106</text:p>
              </table:table-cell>
              <table:table-cell office:value-type="float" office:value="0.0845160166168213">
                <text:p>0.0845160166168213</text:p>
              </table:table-cell>
            </table:table-row>
            <table:table-row>
              <table:table-cell office:value-type="string">
                <text:p>5</text:p>
                <draw:g>
                  <svg:desc>hash_nonce_size.A37:hash_nonce_size.A37</svg:desc>
                </draw:g>
              </table:table-cell>
              <table:table-cell office:value-type="float" office:value="0.0000282125723222271">
                <text:p>0.0000282125723222271</text:p>
                <draw:g>
                  <svg:desc>hash_nonce_size.B37:hash_nonce_size.O37</svg:desc>
                </draw:g>
              </table:table-cell>
              <table:table-cell office:value-type="float" office:value="0.0000564251446444541">
                <text:p>0.0000564251446444541</text:p>
              </table:table-cell>
              <table:table-cell office:value-type="float" office:value="0.000112850289288908">
                <text:p>0.000112850289288908</text:p>
              </table:table-cell>
              <table:table-cell office:value-type="float" office:value="0.000225700578577816">
                <text:p>0.000225700578577816</text:p>
              </table:table-cell>
              <table:table-cell office:value-type="float" office:value="0.000451401157155633">
                <text:p>0.000451401157155633</text:p>
              </table:table-cell>
              <table:table-cell office:value-type="float" office:value="0.000902802314311266">
                <text:p>0.000902802314311266</text:p>
              </table:table-cell>
              <table:table-cell office:value-type="float" office:value="0.00180560462862253">
                <text:p>0.00180560462862253</text:p>
              </table:table-cell>
              <table:table-cell office:value-type="float" office:value="0.00361120925724506">
                <text:p>0.00361120925724506</text:p>
              </table:table-cell>
              <table:table-cell office:value-type="float" office:value="0.00722241851449013">
                <text:p>0.00722241851449013</text:p>
              </table:table-cell>
              <table:table-cell office:value-type="float" office:value="0.0144448370289803">
                <text:p>0.0144448370289803</text:p>
              </table:table-cell>
              <table:table-cell office:value-type="float" office:value="0.0288896740579605">
                <text:p>0.0288896740579605</text:p>
              </table:table-cell>
              <table:table-cell office:value-type="float" office:value="0.057779348115921">
                <text:p>0.057779348115921</text:p>
              </table:table-cell>
              <table:table-cell office:value-type="float" office:value="0.115558696231842">
                <text:p>0.115558696231842</text:p>
              </table:table-cell>
              <table:table-cell office:value-type="float" office:value="0.231117392463684">
                <text:p>0.231117392463684</text:p>
              </table:table-cell>
            </table:table-row>
            <table:table-row>
              <table:table-cell office:value-type="string">
                <text:p>6</text:p>
                <draw:g>
                  <svg:desc>hash_nonce_size.A38:hash_nonce_size.A38</svg:desc>
                </draw:g>
              </table:table-cell>
              <table:table-cell office:value-type="float" office:value="0.0000434410443995148">
                <text:p>0.0000434410443995148</text:p>
                <draw:g>
                  <svg:desc>hash_nonce_size.B38:hash_nonce_size.O38</svg:desc>
                </draw:g>
              </table:table-cell>
              <table:table-cell office:value-type="float" office:value="0.0000868820887990296">
                <text:p>0.0000868820887990296</text:p>
              </table:table-cell>
              <table:table-cell office:value-type="float" office:value="0.000173764177598059">
                <text:p>0.000173764177598059</text:p>
              </table:table-cell>
              <table:table-cell office:value-type="float" office:value="0.000347528355196118">
                <text:p>0.000347528355196118</text:p>
              </table:table-cell>
              <table:table-cell office:value-type="float" office:value="0.000695056710392237">
                <text:p>0.000695056710392237</text:p>
              </table:table-cell>
              <table:table-cell office:value-type="float" office:value="0.00139011342078447">
                <text:p>0.00139011342078447</text:p>
              </table:table-cell>
              <table:table-cell office:value-type="float" office:value="0.00278022684156895">
                <text:p>0.00278022684156895</text:p>
              </table:table-cell>
              <table:table-cell office:value-type="float" office:value="0.00556045368313789">
                <text:p>0.00556045368313789</text:p>
              </table:table-cell>
              <table:table-cell office:value-type="float" office:value="0.0111209073662758">
                <text:p>0.0111209073662758</text:p>
              </table:table-cell>
              <table:table-cell office:value-type="float" office:value="0.0222418147325516">
                <text:p>0.0222418147325516</text:p>
              </table:table-cell>
              <table:table-cell office:value-type="float" office:value="0.0444836294651032">
                <text:p>0.0444836294651032</text:p>
              </table:table-cell>
              <table:table-cell office:value-type="float" office:value="0.0889672589302063">
                <text:p>0.0889672589302063</text:p>
              </table:table-cell>
              <table:table-cell office:value-type="float" office:value="0.177934517860413">
                <text:p>0.177934517860413</text:p>
              </table:table-cell>
              <table:table-cell office:value-type="float" office:value="0.355869035720825">
                <text:p>0.355869035720825</text:p>
              </table:table-cell>
            </table:table-row>
            <table:table-row>
              <table:table-cell office:value-type="string">
                <text:p>7</text:p>
                <draw:g>
                  <svg:desc>hash_nonce_size.A39:hash_nonce_size.A39</svg:desc>
                </draw:g>
              </table:table-cell>
              <table:table-cell office:value-type="float" office:value="0.000093584746401757">
                <text:p>0.000093584746401757</text:p>
                <draw:g>
                  <svg:desc>hash_nonce_size.B39:hash_nonce_size.O39</svg:desc>
                </draw:g>
              </table:table-cell>
              <table:table-cell office:value-type="float" office:value="0.000187169492803514">
                <text:p>0.000187169492803514</text:p>
              </table:table-cell>
              <table:table-cell office:value-type="float" office:value="0.000374338985607028">
                <text:p>0.000374338985607028</text:p>
              </table:table-cell>
              <table:table-cell office:value-type="float" office:value="0.000748677971214056">
                <text:p>0.000748677971214056</text:p>
              </table:table-cell>
              <table:table-cell office:value-type="float" office:value="0.00149735594242811">
                <text:p>0.00149735594242811</text:p>
              </table:table-cell>
              <table:table-cell office:value-type="float" office:value="0.00299471188485622">
                <text:p>0.00299471188485622</text:p>
              </table:table-cell>
              <table:table-cell office:value-type="float" office:value="0.00598942376971245">
                <text:p>0.00598942376971245</text:p>
              </table:table-cell>
              <table:table-cell office:value-type="float" office:value="0.0119788475394249">
                <text:p>0.0119788475394249</text:p>
              </table:table-cell>
              <table:table-cell office:value-type="float" office:value="0.0239576950788498">
                <text:p>0.0239576950788498</text:p>
              </table:table-cell>
              <table:table-cell office:value-type="float" office:value="0.0479153901576996">
                <text:p>0.0479153901576996</text:p>
              </table:table-cell>
              <table:table-cell office:value-type="float" office:value="0.0958307803153992">
                <text:p>0.0958307803153992</text:p>
              </table:table-cell>
              <table:table-cell office:value-type="float" office:value="0.191661560630798">
                <text:p>0.191661560630798</text:p>
              </table:table-cell>
              <table:table-cell office:value-type="float" office:value="0.383323121261597">
                <text:p>0.383323121261597</text:p>
              </table:table-cell>
              <table:table-cell office:value-type="float" office:value="0.766646242523193">
                <text:p>0.766646242523193</text:p>
              </table:table-cell>
            </table:table-row>
            <table:table-row>
              <table:table-cell office:value-type="string">
                <text:p>8</text:p>
                <draw:g>
                  <svg:desc>hash_nonce_size.A40:hash_nonce_size.A40</svg:desc>
                </draw:g>
              </table:table-cell>
              <table:table-cell office:value-type="float" office:value="0.000134546324401163">
                <text:p>0.000134546324401163</text:p>
                <draw:g>
                  <svg:desc>hash_nonce_size.B40:hash_nonce_size.O40</svg:desc>
                </draw:g>
              </table:table-cell>
              <table:table-cell office:value-type="float" office:value="0.000269092648802325">
                <text:p>0.000269092648802325</text:p>
              </table:table-cell>
              <table:table-cell office:value-type="float" office:value="0.00053818529760465">
                <text:p>0.00053818529760465</text:p>
              </table:table-cell>
              <table:table-cell office:value-type="float" office:value="0.0010763705952093">
                <text:p>0.0010763705952093</text:p>
              </table:table-cell>
              <table:table-cell office:value-type="float" office:value="0.0021527411904186">
                <text:p>0.0021527411904186</text:p>
              </table:table-cell>
              <table:table-cell office:value-type="float" office:value="0.0043054823808372">
                <text:p>0.0043054823808372</text:p>
              </table:table-cell>
              <table:table-cell office:value-type="float" office:value="0.0086109647616744">
                <text:p>0.0086109647616744</text:p>
              </table:table-cell>
              <table:table-cell office:value-type="float" office:value="0.0172219295233488">
                <text:p>0.0172219295233488</text:p>
              </table:table-cell>
              <table:table-cell office:value-type="float" office:value="0.0344438590466976">
                <text:p>0.0344438590466976</text:p>
              </table:table-cell>
              <table:table-cell office:value-type="float" office:value="0.0688877180933952">
                <text:p>0.0688877180933952</text:p>
              </table:table-cell>
              <table:table-cell office:value-type="float" office:value="0.13777543618679">
                <text:p>0.13777543618679</text:p>
              </table:table-cell>
              <table:table-cell office:value-type="float" office:value="0.275550872373581">
                <text:p>0.275550872373581</text:p>
              </table:table-cell>
              <table:table-cell office:value-type="float" office:value="0.551101744747162">
                <text:p>0.551101744747162</text:p>
              </table:table-cell>
              <table:table-cell office:value-type="float" office:value="1.10220348949432">
                <text:p>1.10220348949432</text:p>
              </table:table-cell>
            </table:table-row>
            <table:table-row>
              <table:table-cell office:value-type="string">
                <text:p>9</text:p>
                <draw:g>
                  <svg:desc>hash_nonce_size.A41:hash_nonce_size.A41</svg:desc>
                </draw:g>
              </table:table-cell>
              <table:table-cell office:value-type="float" office:value="0.000330448565608822">
                <text:p>0.000330448565608822</text:p>
                <draw:g>
                  <svg:desc>hash_nonce_size.B41:hash_nonce_size.O41</svg:desc>
                </draw:g>
              </table:table-cell>
              <table:table-cell office:value-type="float" office:value="0.000660897131217644">
                <text:p>0.000660897131217644</text:p>
              </table:table-cell>
              <table:table-cell office:value-type="float" office:value="0.00132179426243529">
                <text:p>0.00132179426243529</text:p>
              </table:table-cell>
              <table:table-cell office:value-type="float" office:value="0.00264358852487057">
                <text:p>0.00264358852487057</text:p>
              </table:table-cell>
              <table:table-cell office:value-type="float" office:value="0.00528717704974115">
                <text:p>0.00528717704974115</text:p>
              </table:table-cell>
              <table:table-cell office:value-type="float" office:value="0.0105743540994823">
                <text:p>0.0105743540994823</text:p>
              </table:table-cell>
              <table:table-cell office:value-type="float" office:value="0.0211487081989646">
                <text:p>0.0211487081989646</text:p>
              </table:table-cell>
              <table:table-cell office:value-type="float" office:value="0.0422974163979292">
                <text:p>0.0422974163979292</text:p>
              </table:table-cell>
              <table:table-cell office:value-type="float" office:value="0.0845948327958584">
                <text:p>0.0845948327958584</text:p>
              </table:table-cell>
              <table:table-cell office:value-type="float" office:value="0.169189665591717">
                <text:p>0.169189665591717</text:p>
              </table:table-cell>
              <table:table-cell office:value-type="float" office:value="0.338379331183434">
                <text:p>0.338379331183434</text:p>
              </table:table-cell>
              <table:table-cell office:value-type="float" office:value="0.676758662366867">
                <text:p>0.676758662366867</text:p>
              </table:table-cell>
              <table:table-cell office:value-type="float" office:value="1.35351732473373">
                <text:p>1.35351732473373</text:p>
              </table:table-cell>
              <table:table-cell office:value-type="float" office:value="2.70703464946747">
                <text:p>2.70703464946747</text:p>
              </table:table-cell>
            </table:table-row>
            <table:table-row>
              <table:table-cell office:value-type="string">
                <text:p>10</text:p>
                <draw:g>
                  <svg:desc>hash_nonce_size.A42:hash_nonce_size.A42</svg:desc>
                </draw:g>
              </table:table-cell>
              <table:table-cell office:value-type="float" office:value="0.000880481212050654">
                <text:p>0.000880481212050654</text:p>
                <draw:g>
                  <svg:desc>hash_nonce_size.B42:hash_nonce_size.O42</svg:desc>
                </draw:g>
              </table:table-cell>
              <table:table-cell office:value-type="float" office:value="0.00176096242410131">
                <text:p>0.00176096242410131</text:p>
              </table:table-cell>
              <table:table-cell office:value-type="float" office:value="0.00352192484820262">
                <text:p>0.00352192484820262</text:p>
              </table:table-cell>
              <table:table-cell office:value-type="float" office:value="0.00704384969640523">
                <text:p>0.00704384969640523</text:p>
              </table:table-cell>
              <table:table-cell office:value-type="float" office:value="0.0140876993928105">
                <text:p>0.0140876993928105</text:p>
              </table:table-cell>
              <table:table-cell office:value-type="float" office:value="0.0281753987856209">
                <text:p>0.0281753987856209</text:p>
              </table:table-cell>
              <table:table-cell office:value-type="float" office:value="0.0563507975712419">
                <text:p>0.0563507975712419</text:p>
              </table:table-cell>
              <table:table-cell office:value-type="float" office:value="0.112701595142484">
                <text:p>0.112701595142484</text:p>
              </table:table-cell>
              <table:table-cell office:value-type="float" office:value="0.225403190284967">
                <text:p>0.225403190284967</text:p>
              </table:table-cell>
              <table:table-cell office:value-type="float" office:value="0.450806380569935">
                <text:p>0.450806380569935</text:p>
              </table:table-cell>
              <table:table-cell office:value-type="float" office:value="0.90161276113987">
                <text:p>0.90161276113987</text:p>
              </table:table-cell>
              <table:table-cell office:value-type="float" office:value="1.80322552227974">
                <text:p>1.80322552227974</text:p>
              </table:table-cell>
              <table:table-cell office:value-type="float" office:value="3.60645104455948">
                <text:p>3.60645104455948</text:p>
              </table:table-cell>
              <table:table-cell office:value-type="float" office:value="7.21290208911896">
                <text:p>7.21290208911896</text:p>
              </table:table-cell>
            </table:table-row>
            <table:table-row>
              <table:table-cell office:value-type="string">
                <text:p>11</text:p>
                <draw:g>
                  <svg:desc>hash_nonce_size.A43:hash_nonce_size.A43</svg:desc>
                </draw:g>
              </table:table-cell>
              <table:table-cell office:value-type="float" office:value="0.00250068651209585">
                <text:p>0.00250068651209585</text:p>
                <draw:g>
                  <svg:desc>hash_nonce_size.B43:hash_nonce_size.O43</svg:desc>
                </draw:g>
              </table:table-cell>
              <table:table-cell office:value-type="float" office:value="0.00500137302419171">
                <text:p>0.00500137302419171</text:p>
              </table:table-cell>
              <table:table-cell office:value-type="float" office:value="0.0100027460483834">
                <text:p>0.0100027460483834</text:p>
              </table:table-cell>
              <table:table-cell office:value-type="float" office:value="0.0200054920967668">
                <text:p>0.0200054920967668</text:p>
              </table:table-cell>
              <table:table-cell office:value-type="float" office:value="0.0400109841935337">
                <text:p>0.0400109841935337</text:p>
              </table:table-cell>
              <table:table-cell office:value-type="float" office:value="0.0800219683870673">
                <text:p>0.0800219683870673</text:p>
              </table:table-cell>
              <table:table-cell office:value-type="float" office:value="0.160043936774135">
                <text:p>0.160043936774135</text:p>
              </table:table-cell>
              <table:table-cell office:value-type="float" office:value="0.320087873548269">
                <text:p>0.320087873548269</text:p>
              </table:table-cell>
              <table:table-cell office:value-type="float" office:value="0.640175747096539">
                <text:p>0.640175747096539</text:p>
              </table:table-cell>
              <table:table-cell office:value-type="float" office:value="1.28035149419308">
                <text:p>1.28035149419308</text:p>
              </table:table-cell>
              <table:table-cell office:value-type="float" office:value="2.56070298838615">
                <text:p>2.56070298838615</text:p>
              </table:table-cell>
              <table:table-cell office:value-type="float" office:value="5.12140597677231">
                <text:p>5.12140597677231</text:p>
              </table:table-cell>
              <table:table-cell office:value-type="float" office:value="10.2428119535446">
                <text:p>10.2428119535446</text:p>
              </table:table-cell>
              <table:table-cell office:value-type="float" office:value="20.4856239070892">
                <text:p>20.4856239070892</text:p>
              </table:table-cell>
            </table:table-row>
            <table:table-row>
              <table:table-cell office:value-type="string">
                <text:p>12</text:p>
                <draw:g>
                  <svg:desc>hash_nonce_size.A44:hash_nonce_size.A44</svg:desc>
                </draw:g>
              </table:table-cell>
              <table:table-cell office:value-type="float" office:value="0.004811900180066">
                <text:p>0.004811900180066</text:p>
                <draw:g>
                  <svg:desc>hash_nonce_size.B44:hash_nonce_size.O44</svg:desc>
                </draw:g>
              </table:table-cell>
              <table:table-cell office:value-type="float" office:value="0.00962380036013201">
                <text:p>0.00962380036013201</text:p>
              </table:table-cell>
              <table:table-cell office:value-type="float" office:value="0.019247600720264">
                <text:p>0.019247600720264</text:p>
              </table:table-cell>
              <table:table-cell office:value-type="float" office:value="0.038495201440528">
                <text:p>0.038495201440528</text:p>
              </table:table-cell>
              <table:table-cell office:value-type="float" office:value="0.0769904028810561">
                <text:p>0.0769904028810561</text:p>
              </table:table-cell>
              <table:table-cell office:value-type="float" office:value="0.153980805762112">
                <text:p>0.153980805762112</text:p>
              </table:table-cell>
              <table:table-cell office:value-type="float" office:value="0.307961611524224">
                <text:p>0.307961611524224</text:p>
              </table:table-cell>
              <table:table-cell office:value-type="float" office:value="0.615923223048449">
                <text:p>0.615923223048449</text:p>
              </table:table-cell>
              <table:table-cell office:value-type="float" office:value="1.2318464460969">
                <text:p>1.2318464460969</text:p>
              </table:table-cell>
              <table:table-cell office:value-type="float" office:value="2.46369289219379">
                <text:p>2.46369289219379</text:p>
              </table:table-cell>
              <table:table-cell office:value-type="float" office:value="4.92738578438759">
                <text:p>4.92738578438759</text:p>
              </table:table-cell>
              <table:table-cell office:value-type="float" office:value="9.85477156877518">
                <text:p>9.85477156877518</text:p>
              </table:table-cell>
              <table:table-cell office:value-type="float" office:value="19.7095431375504">
                <text:p>19.7095431375504</text:p>
              </table:table-cell>
              <table:table-cell office:value-type="float" office:value="39.4190862751007">
                <text:p>39.4190862751007</text:p>
              </table:table-cell>
            </table:table-row>
            <table:table-row>
              <table:table-cell office:value-type="string">
                <text:p>13</text:p>
                <draw:g>
                  <svg:desc>hash_nonce_size.A45:hash_nonce_size.A45</svg:desc>
                </draw:g>
              </table:table-cell>
              <table:table-cell office:value-type="float" office:value="0.00637946695962455">
                <text:p>0.00637946695962455</text:p>
                <draw:g>
                  <svg:desc>hash_nonce_size.B45:hash_nonce_size.O45</svg:desc>
                </draw:g>
              </table:table-cell>
              <table:table-cell office:value-type="float" office:value="0.0127589339192491">
                <text:p>0.0127589339192491</text:p>
              </table:table-cell>
              <table:table-cell office:value-type="float" office:value="0.0255178678384982">
                <text:p>0.0255178678384982</text:p>
              </table:table-cell>
              <table:table-cell office:value-type="float" office:value="0.0510357356769964">
                <text:p>0.0510357356769964</text:p>
              </table:table-cell>
              <table:table-cell office:value-type="float" office:value="0.102071471353993">
                <text:p>0.102071471353993</text:p>
              </table:table-cell>
              <table:table-cell office:value-type="float" office:value="0.204142942707986">
                <text:p>0.204142942707986</text:p>
              </table:table-cell>
              <table:table-cell office:value-type="float" office:value="0.408285885415971">
                <text:p>0.408285885415971</text:p>
              </table:table-cell>
              <table:table-cell office:value-type="float" office:value="0.816571770831943">
                <text:p>0.816571770831943</text:p>
              </table:table-cell>
              <table:table-cell office:value-type="float" office:value="1.63314354166389">
                <text:p>1.63314354166389</text:p>
              </table:table-cell>
              <table:table-cell office:value-type="float" office:value="3.26628708332777">
                <text:p>3.26628708332777</text:p>
              </table:table-cell>
              <table:table-cell office:value-type="float" office:value="6.53257416665554">
                <text:p>6.53257416665554</text:p>
              </table:table-cell>
              <table:table-cell office:value-type="float" office:value="13.0651483333111">
                <text:p>13.0651483333111</text:p>
              </table:table-cell>
              <table:table-cell office:value-type="float" office:value="26.1302966666222">
                <text:p>26.1302966666222</text:p>
              </table:table-cell>
              <table:table-cell office:value-type="float" office:value="52.2605933332443">
                <text:p>52.2605933332443</text:p>
              </table:table-cell>
            </table:table-row>
            <table:table-row>
              <table:table-cell office:value-type="string">
                <text:p>14</text:p>
                <draw:g>
                  <svg:desc>hash_nonce_size.A46:hash_nonce_size.A46</svg:desc>
                </draw:g>
              </table:table-cell>
              <table:table-cell office:value-type="float" office:value="0.0147654810396489">
                <text:p>0.0147654810396489</text:p>
                <draw:g>
                  <svg:desc>hash_nonce_size.B46:hash_nonce_size.O46</svg:desc>
                </draw:g>
              </table:table-cell>
              <table:table-cell office:value-type="float" office:value="0.0295309620792978">
                <text:p>0.0295309620792978</text:p>
              </table:table-cell>
              <table:table-cell office:value-type="float" office:value="0.0590619241585955">
                <text:p>0.0590619241585955</text:p>
              </table:table-cell>
              <table:table-cell office:value-type="float" office:value="0.118123848317191">
                <text:p>0.118123848317191</text:p>
              </table:table-cell>
              <table:table-cell office:value-type="float" office:value="0.236247696634382">
                <text:p>0.236247696634382</text:p>
              </table:table-cell>
              <table:table-cell office:value-type="float" office:value="0.472495393268764">
                <text:p>0.472495393268764</text:p>
              </table:table-cell>
              <table:table-cell office:value-type="float" office:value="0.944990786537528">
                <text:p>0.944990786537528</text:p>
              </table:table-cell>
              <table:table-cell office:value-type="float" office:value="1.88998157307506">
                <text:p>1.88998157307506</text:p>
              </table:table-cell>
              <table:table-cell office:value-type="float" office:value="3.77996314615011">
                <text:p>3.77996314615011</text:p>
              </table:table-cell>
              <table:table-cell office:value-type="float" office:value="7.55992629230022">
                <text:p>7.55992629230022</text:p>
              </table:table-cell>
              <table:table-cell office:value-type="float" office:value="15.1198525846004">
                <text:p>15.1198525846004</text:p>
              </table:table-cell>
              <table:table-cell office:value-type="float" office:value="30.2397051692009">
                <text:p>30.2397051692009</text:p>
              </table:table-cell>
              <table:table-cell office:value-type="float" office:value="60.4794103384018">
                <text:p>60.4794103384018</text:p>
              </table:table-cell>
              <table:table-cell office:value-type="float" office:value="120.958820676804">
                <text:p>120.958820676804</text:p>
              </table:table-cell>
            </table:table-row>
            <table:table-row>
              <table:table-cell office:value-type="string">
                <text:p>15</text:p>
                <draw:g>
                  <svg:desc>hash_nonce_size.A47:hash_nonce_size.A47</svg:desc>
                </draw:g>
              </table:table-cell>
              <table:table-cell office:value-type="float" office:value="0.0352473604003899">
                <text:p>0.0352473604003899</text:p>
                <draw:g>
                  <svg:desc>hash_nonce_size.B47:hash_nonce_size.O47</svg:desc>
                </draw:g>
              </table:table-cell>
              <table:table-cell office:value-type="float" office:value="0.0704947208007798">
                <text:p>0.0704947208007798</text:p>
              </table:table-cell>
              <table:table-cell office:value-type="float" office:value="0.14098944160156">
                <text:p>0.14098944160156</text:p>
              </table:table-cell>
              <table:table-cell office:value-type="float" office:value="0.281978883203119">
                <text:p>0.281978883203119</text:p>
              </table:table-cell>
              <table:table-cell office:value-type="float" office:value="0.563957766406238">
                <text:p>0.563957766406238</text:p>
              </table:table-cell>
              <table:table-cell office:value-type="float" office:value="1.12791553281248">
                <text:p>1.12791553281248</text:p>
              </table:table-cell>
              <table:table-cell office:value-type="float" office:value="2.25583106562495">
                <text:p>2.25583106562495</text:p>
              </table:table-cell>
              <table:table-cell office:value-type="float" office:value="4.5116621312499">
                <text:p>4.5116621312499</text:p>
              </table:table-cell>
              <table:table-cell office:value-type="float" office:value="9.02332426249981">
                <text:p>9.02332426249981</text:p>
              </table:table-cell>
              <table:table-cell office:value-type="float" office:value="18.0466485249996">
                <text:p>18.0466485249996</text:p>
              </table:table-cell>
              <table:table-cell office:value-type="float" office:value="36.0932970499992">
                <text:p>36.0932970499992</text:p>
              </table:table-cell>
              <table:table-cell office:value-type="float" office:value="72.1865940999985">
                <text:p>72.1865940999985</text:p>
              </table:table-cell>
              <table:table-cell office:value-type="float" office:value="144.373188199997">
                <text:p>144.373188199997</text:p>
              </table:table-cell>
              <table:table-cell office:value-type="float" office:value="288.746376399994">
                <text:p>288.746376399994</text:p>
              </table:table-cell>
            </table:table-row>
            <table:table-row>
              <table:table-cell office:value-type="string">
                <text:p>16</text:p>
                <draw:g>
                  <svg:desc>hash_nonce_size.A48:hash_nonce_size.A48</svg:desc>
                </draw:g>
              </table:table-cell>
              <table:table-cell office:value-type="float" office:value="0.0569211403199006">
                <text:p>0.0569211403199006</text:p>
                <draw:g>
                  <svg:desc>hash_nonce_size.B48:hash_nonce_size.O48</svg:desc>
                </draw:g>
              </table:table-cell>
              <table:table-cell office:value-type="float" office:value="0.113842280639801">
                <text:p>0.113842280639801</text:p>
              </table:table-cell>
              <table:table-cell office:value-type="float" office:value="0.227684561279602">
                <text:p>0.227684561279602</text:p>
              </table:table-cell>
              <table:table-cell office:value-type="float" office:value="0.455369122559205">
                <text:p>0.455369122559205</text:p>
              </table:table-cell>
              <table:table-cell office:value-type="float" office:value="0.910738245118409">
                <text:p>0.910738245118409</text:p>
              </table:table-cell>
              <table:table-cell office:value-type="float" office:value="1.82147649023682">
                <text:p>1.82147649023682</text:p>
              </table:table-cell>
              <table:table-cell office:value-type="float" office:value="3.64295298047364">
                <text:p>3.64295298047364</text:p>
              </table:table-cell>
              <table:table-cell office:value-type="float" office:value="7.28590596094728">
                <text:p>7.28590596094728</text:p>
              </table:table-cell>
              <table:table-cell office:value-type="float" office:value="14.5718119218946">
                <text:p>14.5718119218946</text:p>
              </table:table-cell>
              <table:table-cell office:value-type="float" office:value="29.1436238437891">
                <text:p>29.1436238437891</text:p>
              </table:table-cell>
              <table:table-cell office:value-type="float" office:value="58.2872476875782">
                <text:p>58.2872476875782</text:p>
              </table:table-cell>
              <table:table-cell office:value-type="float" office:value="116.574495375156">
                <text:p>116.574495375156</text:p>
              </table:table-cell>
              <table:table-cell office:value-type="float" office:value="233.148990750313">
                <text:p>233.148990750313</text:p>
              </table:table-cell>
              <table:table-cell office:value-type="float" office:value="466.297981500626">
                <text:p>466.297981500626</text:p>
              </table:table-cell>
            </table:table-row>
            <table:table-row>
              <table:table-cell office:value-type="string">
                <text:p>17</text:p>
                <draw:g>
                  <svg:desc>hash_nonce_size.A49:hash_nonce_size.A49</svg:desc>
                </draw:g>
              </table:table-cell>
              <table:table-cell office:value-type="float" office:value="0.0893945797602646">
                <text:p>0.0893945797602646</text:p>
                <draw:g>
                  <svg:desc>hash_nonce_size.B49:hash_nonce_size.O49</svg:desc>
                </draw:g>
              </table:table-cell>
              <table:table-cell office:value-type="float" office:value="0.178789159520529">
                <text:p>0.178789159520529</text:p>
              </table:table-cell>
              <table:table-cell office:value-type="float" office:value="0.357578319041058">
                <text:p>0.357578319041058</text:p>
              </table:table-cell>
              <table:table-cell office:value-type="float" office:value="0.715156638082117">
                <text:p>0.715156638082117</text:p>
              </table:table-cell>
              <table:table-cell office:value-type="float" office:value="1.43031327616423">
                <text:p>1.43031327616423</text:p>
              </table:table-cell>
              <table:table-cell office:value-type="float" office:value="2.86062655232847">
                <text:p>2.86062655232847</text:p>
              </table:table-cell>
              <table:table-cell office:value-type="float" office:value="5.72125310465693">
                <text:p>5.72125310465693</text:p>
              </table:table-cell>
              <table:table-cell office:value-type="float" office:value="11.4425062093139">
                <text:p>11.4425062093139</text:p>
              </table:table-cell>
              <table:table-cell office:value-type="float" office:value="22.8850124186277">
                <text:p>22.8850124186277</text:p>
              </table:table-cell>
              <table:table-cell office:value-type="float" office:value="45.7700248372555">
                <text:p>45.7700248372555</text:p>
              </table:table-cell>
              <table:table-cell office:value-type="float" office:value="91.540049674511">
                <text:p>91.540049674511</text:p>
              </table:table-cell>
              <table:table-cell office:value-type="float" office:value="183.080099349022">
                <text:p>183.080099349022</text:p>
              </table:table-cell>
              <table:table-cell office:value-type="float" office:value="366.160198698044">
                <text:p>366.160198698044</text:p>
              </table:table-cell>
              <table:table-cell office:value-type="float" office:value="732.320397396088">
                <text:p>732.320397396088</text:p>
              </table:table-cell>
            </table:table-row>
            <table:table-row>
              <table:table-cell office:value-type="string">
                <text:p>18</text:p>
                <draw:g>
                  <svg:desc>hash_nonce_size.A50:hash_nonce_size.A50</svg:desc>
                </draw:g>
              </table:table-cell>
              <table:table-cell office:value-type="float" office:value="0.143201928680064">
                <text:p>0.143201928680064</text:p>
                <draw:g>
                  <svg:desc>hash_nonce_size.B50:hash_nonce_size.O50</svg:desc>
                </draw:g>
              </table:table-cell>
              <table:table-cell office:value-type="float" office:value="0.286403857360128">
                <text:p>0.286403857360128</text:p>
              </table:table-cell>
              <table:table-cell office:value-type="float" office:value="0.572807714720257">
                <text:p>0.572807714720257</text:p>
              </table:table-cell>
              <table:table-cell office:value-type="float" office:value="1.14561542944051">
                <text:p>1.14561542944051</text:p>
              </table:table-cell>
              <table:table-cell office:value-type="float" office:value="2.29123085888103">
                <text:p>2.29123085888103</text:p>
              </table:table-cell>
              <table:table-cell office:value-type="float" office:value="4.58246171776205">
                <text:p>4.58246171776205</text:p>
              </table:table-cell>
              <table:table-cell office:value-type="float" office:value="9.16492343552411">
                <text:p>9.16492343552411</text:p>
              </table:table-cell>
              <table:table-cell office:value-type="float" office:value="18.3298468710482">
                <text:p>18.3298468710482</text:p>
              </table:table-cell>
              <table:table-cell office:value-type="float" office:value="36.6596937420964">
                <text:p>36.6596937420964</text:p>
              </table:table-cell>
              <table:table-cell office:value-type="float" office:value="73.3193874841929">
                <text:p>73.3193874841929</text:p>
              </table:table-cell>
              <table:table-cell office:value-type="float" office:value="146.638774968386">
                <text:p>146.638774968386</text:p>
              </table:table-cell>
              <table:table-cell office:value-type="float" office:value="293.277549936771">
                <text:p>293.277549936771</text:p>
              </table:table-cell>
              <table:table-cell office:value-type="float" office:value="586.555099873543">
                <text:p>586.555099873543</text:p>
              </table:table-cell>
              <table:table-cell office:value-type="float" office:value="1173.11019974709">
                <text:p>1173.11019974709</text:p>
              </table:table-cell>
            </table:table-row>
            <table:table-row>
              <table:table-cell office:value-type="string">
                <text:p>19</text:p>
                <draw:g>
                  <svg:desc>hash_nonce_size.A51:hash_nonce_size.A51</svg:desc>
                </draw:g>
              </table:table-cell>
              <table:table-cell office:value-type="float" office:value="0.225735091279494">
                <text:p>0.225735091279494</text:p>
                <draw:g>
                  <svg:desc>hash_nonce_size.B51:hash_nonce_size.O51</svg:desc>
                </draw:g>
              </table:table-cell>
              <table:table-cell office:value-type="float" office:value="0.451470182558987">
                <text:p>0.451470182558987</text:p>
              </table:table-cell>
              <table:table-cell office:value-type="float" office:value="0.902940365117975">
                <text:p>0.902940365117975</text:p>
              </table:table-cell>
              <table:table-cell office:value-type="float" office:value="1.80588073023595">
                <text:p>1.80588073023595</text:p>
              </table:table-cell>
              <table:table-cell office:value-type="float" office:value="3.6117614604719">
                <text:p>3.6117614604719</text:p>
              </table:table-cell>
              <table:table-cell office:value-type="float" office:value="7.2235229209438">
                <text:p>7.2235229209438</text:p>
              </table:table-cell>
              <table:table-cell office:value-type="float" office:value="14.4470458418876">
                <text:p>14.4470458418876</text:p>
              </table:table-cell>
              <table:table-cell office:value-type="float" office:value="28.8940916837752">
                <text:p>28.8940916837752</text:p>
              </table:table-cell>
              <table:table-cell office:value-type="float" office:value="57.7881833675504">
                <text:p>57.7881833675504</text:p>
              </table:table-cell>
              <table:table-cell office:value-type="float" office:value="115.576366735101">
                <text:p>115.576366735101</text:p>
              </table:table-cell>
              <table:table-cell office:value-type="float" office:value="231.152733470201">
                <text:p>231.152733470201</text:p>
              </table:table-cell>
              <table:table-cell office:value-type="float" office:value="462.305466940403">
                <text:p>462.305466940403</text:p>
              </table:table-cell>
              <table:table-cell office:value-type="float" office:value="924.610933880806">
                <text:p>924.610933880806</text:p>
              </table:table-cell>
              <table:table-cell office:value-type="float" office:value="1849.22186776161">
                <text:p>1849.22186776161</text:p>
              </table:table-cell>
            </table:table-row>
            <table:table-row>
              <table:table-cell office:value-type="string">
                <text:p>20</text:p>
                <draw:g>
                  <svg:desc>hash_nonce_size.A52:hash_nonce_size.A52</svg:desc>
                </draw:g>
              </table:table-cell>
              <table:table-cell office:value-type="float" office:value="0.608703792559681">
                <text:p>0.608703792559681</text:p>
                <draw:g>
                  <svg:desc>hash_nonce_size.B52:hash_nonce_size.O52</svg:desc>
                </draw:g>
              </table:table-cell>
              <table:table-cell office:value-type="float" office:value="1.21740758511936">
                <text:p>1.21740758511936</text:p>
              </table:table-cell>
              <table:table-cell office:value-type="float" office:value="2.43481517023873">
                <text:p>2.43481517023873</text:p>
              </table:table-cell>
              <table:table-cell office:value-type="float" office:value="4.86963034047745">
                <text:p>4.86963034047745</text:p>
              </table:table-cell>
              <table:table-cell office:value-type="float" office:value="9.7392606809549">
                <text:p>9.7392606809549</text:p>
              </table:table-cell>
              <table:table-cell office:value-type="float" office:value="19.4785213619098">
                <text:p>19.4785213619098</text:p>
              </table:table-cell>
              <table:table-cell office:value-type="float" office:value="38.9570427238196">
                <text:p>38.9570427238196</text:p>
              </table:table-cell>
              <table:table-cell office:value-type="float" office:value="77.9140854476392">
                <text:p>77.9140854476392</text:p>
              </table:table-cell>
              <table:table-cell office:value-type="float" office:value="155.828170895278">
                <text:p>155.828170895278</text:p>
              </table:table-cell>
              <table:table-cell office:value-type="float" office:value="311.656341790557">
                <text:p>311.656341790557</text:p>
              </table:table-cell>
              <table:table-cell office:value-type="float" office:value="623.312683581114">
                <text:p>623.312683581114</text:p>
              </table:table-cell>
              <table:table-cell office:value-type="float" office:value="1246.62536716223">
                <text:p>1246.62536716223</text:p>
              </table:table-cell>
              <table:table-cell office:value-type="float" office:value="2493.25073432446">
                <text:p>2493.25073432446</text:p>
              </table:table-cell>
              <table:table-cell office:value-type="float" office:value="4986.50146864891">
                <text:p>4986.50146864891</text:p>
              </table:table-cell>
            </table:table-row>
            <table:table-row>
              <table:table-cell office:value-type="string">
                <text:p>21</text:p>
                <draw:g>
                  <svg:desc>hash_nonce_size.A53:hash_nonce_size.A53</svg:desc>
                </draw:g>
              </table:table-cell>
              <table:table-cell office:value-type="float" office:value="1.61609608320054">
                <text:p>1.61609608320054</text:p>
                <draw:g>
                  <svg:desc>hash_nonce_size.B53:hash_nonce_size.O53</svg:desc>
                </draw:g>
              </table:table-cell>
              <table:table-cell office:value-type="float" office:value="3.23219216640107">
                <text:p>3.23219216640107</text:p>
              </table:table-cell>
              <table:table-cell office:value-type="float" office:value="6.46438433280215">
                <text:p>6.46438433280215</text:p>
              </table:table-cell>
              <table:table-cell office:value-type="float" office:value="12.9287686656043">
                <text:p>12.9287686656043</text:p>
              </table:table-cell>
              <table:table-cell office:value-type="float" office:value="25.8575373312086">
                <text:p>25.8575373312086</text:p>
              </table:table-cell>
              <table:table-cell office:value-type="float" office:value="51.7150746624172">
                <text:p>51.7150746624172</text:p>
              </table:table-cell>
              <table:table-cell office:value-type="float" office:value="103.430149324834">
                <text:p>103.430149324834</text:p>
              </table:table-cell>
              <table:table-cell office:value-type="float" office:value="206.860298649669">
                <text:p>206.860298649669</text:p>
              </table:table-cell>
              <table:table-cell office:value-type="float" office:value="413.720597299337">
                <text:p>413.720597299337</text:p>
              </table:table-cell>
              <table:table-cell office:value-type="float" office:value="827.441194598675">
                <text:p>827.441194598675</text:p>
              </table:table-cell>
              <table:table-cell office:value-type="float" office:value="1654.88238919735">
                <text:p>1654.88238919735</text:p>
              </table:table-cell>
              <table:table-cell office:value-type="float" office:value="3309.7647783947">
                <text:p>3309.7647783947</text:p>
              </table:table-cell>
              <table:table-cell office:value-type="float" office:value="6619.5295567894">
                <text:p>6619.5295567894</text:p>
              </table:table-cell>
              <table:table-cell office:value-type="float" office:value="13239.0591135788">
                <text:p>13239.0591135788</text:p>
              </table:table-cell>
            </table:table-row>
            <table:table-row>
              <table:table-cell office:value-type="string">
                <text:p>22</text:p>
                <draw:g>
                  <svg:desc>hash_nonce_size.A54:hash_nonce_size.A54</svg:desc>
                </draw:g>
              </table:table-cell>
              <table:table-cell office:value-type="float" office:value="3.38706067600055">
                <text:p>3.38706067600055</text:p>
                <draw:g>
                  <svg:desc>hash_nonce_size.B54:hash_nonce_size.O54</svg:desc>
                </draw:g>
              </table:table-cell>
              <table:table-cell office:value-type="float" office:value="6.77412135200109">
                <text:p>6.77412135200109</text:p>
              </table:table-cell>
              <table:table-cell office:value-type="float" office:value="13.5482427040022">
                <text:p>13.5482427040022</text:p>
              </table:table-cell>
              <table:table-cell office:value-type="float" office:value="27.0964854080044">
                <text:p>27.0964854080044</text:p>
              </table:table-cell>
              <table:table-cell office:value-type="float" office:value="54.1929708160088">
                <text:p>54.1929708160088</text:p>
              </table:table-cell>
              <table:table-cell office:value-type="float" office:value="108.385941632018">
                <text:p>108.385941632018</text:p>
              </table:table-cell>
              <table:table-cell office:value-type="float" office:value="216.771883264035">
                <text:p>216.771883264035</text:p>
              </table:table-cell>
              <table:table-cell office:value-type="float" office:value="433.54376652807">
                <text:p>433.54376652807</text:p>
              </table:table-cell>
              <table:table-cell office:value-type="float" office:value="867.08753305614">
                <text:p>867.08753305614</text:p>
              </table:table-cell>
              <table:table-cell office:value-type="float" office:value="1734.17506611228">
                <text:p>1734.17506611228</text:p>
              </table:table-cell>
              <table:table-cell office:value-type="float" office:value="3468.35013222456">
                <text:p>3468.35013222456</text:p>
              </table:table-cell>
              <table:table-cell office:value-type="float" office:value="6936.70026444912">
                <text:p>6936.70026444912</text:p>
              </table:table-cell>
              <table:table-cell office:value-type="float" office:value="13873.4005288982">
                <text:p>13873.4005288982</text:p>
              </table:table-cell>
              <table:table-cell office:value-type="float" office:value="27746.8010577965">
                <text:p>27746.80105779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